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604cm" style:rel-column-width="25649*"/>
    </style:style>
    <style:style style:name="Таблица1.B" style:family="table-column">
      <style:table-column-properties style:column-width="3.284cm" style:rel-column-width="12756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21cm" style:rel-column-width="16395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4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officeooo:paragraph-rsid="0002b93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02b93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24d66f"/>
    </style:style>
    <style:style style:name="P7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9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10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13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15" style:family="paragraph" style:parent-style-name="Text_20_body">
      <style:text-properties fo:font-size="12pt" style:font-size-asian="12pt"/>
    </style:style>
    <style:style style:name="P16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7" style:family="paragraph" style:parent-style-name="Text_20_body">
      <style:text-properties fo:font-size="15pt" style:font-size-asian="15pt"/>
    </style:style>
    <style:style style:name="P18" style:family="paragraph" style:parent-style-name="Text_20_body">
      <style:text-properties fo:font-size="9pt" style:font-size-asian="9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d717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23" style:family="paragraph" style:parent-style-name="Standard">
      <style:text-properties style:font-name="Times New Roman" fo:font-size="14pt" officeooo:rsid="00044f62" style:font-size-asian="14pt" style:font-size-complex="14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24d66f" style:font-size-asian="14pt" style:font-size-complex="14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6006e" officeooo:paragraph-rsid="0002b935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2d717a" officeooo:paragraph-rsid="002d717a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4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2dde4c" officeooo:paragraph-rsid="00146f3f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9a29c" officeooo:paragraph-rsid="0002b935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40" style:family="paragraph" style:parent-style-name="Table_20_Contents">
      <style:text-properties fo:font-size="14pt" officeooo:rsid="00262383" officeooo:paragraph-rsid="00262383" style:font-size-asian="14pt" style:font-size-complex="14pt"/>
    </style:style>
    <style:style style:name="P41" style:family="paragraph" style:parent-style-name="Standard">
      <style:text-properties fo:font-size="14pt" officeooo:paragraph-rsid="002ec58f" style:font-size-asian="14pt" style:font-size-complex="14pt"/>
    </style:style>
    <style:style style:name="P42" style:family="paragraph" style:parent-style-name="Standard">
      <style:text-properties fo:font-size="14pt" officeooo:paragraph-rsid="002f1f2c" style:font-size-asian="14pt" style:font-size-complex="14pt"/>
    </style:style>
    <style:style style:name="P43" style:family="paragraph" style:parent-style-name="Table_20_Contents">
      <style:text-properties fo:font-size="14pt" officeooo:rsid="002b7e98" officeooo:paragraph-rsid="002b7e98" style:font-size-asian="14pt" style:font-size-complex="14pt"/>
    </style:style>
    <style:style style:name="P44" style:family="paragraph" style:parent-style-name="Standard">
      <style:text-properties fo:font-size="14pt" fo:font-weight="normal" officeooo:paragraph-rsid="002f1f2c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46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1017a4"/>
    </style:style>
    <style:style style:name="P47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48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49" style:family="paragraph" style:parent-style-name="Table_20_Contents">
      <style:text-properties style:use-window-font-color="true" loext:opacity="0%" style:font-name="Times New Roman" fo:font-size="14pt" fo:language="uk" fo:country="UA" officeooo:rsid="00262383" officeooo:paragraph-rsid="00262383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" fo:font-size="14pt" fo:language="uk" fo:country="UA" officeooo:rsid="0020a4c4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1" style:family="paragraph" style:parent-style-name="Table_20_Contents">
      <style:text-properties style:use-window-font-color="true" loext:opacity="0%" style:font-name="Times New Roman" fo:font-size="14pt" fo:language="uk" fo:country="UA" officeooo:rsid="002b7e98" officeooo:paragraph-rsid="002b7e98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b7e98" officeooo:paragraph-rsid="002b7e98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3" style:family="paragraph" style:parent-style-name="Table_20_Contents">
      <style:text-properties style:use-window-font-color="true" loext:opacity="0%" style:font-name="Times New Roman" fo:font-size="14pt" fo:language="uk" fo:country="UA" officeooo:rsid="002b7e98" officeooo:paragraph-rsid="002d717a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4" style:family="paragraph" style:parent-style-name="Table_20_Contents">
      <style:text-properties style:use-window-font-color="true" loext:opacity="0%" style:font-name="Times New Roman" fo:font-size="14pt" fo:language="uk" fo:country="UA" officeooo:rsid="002d717a" officeooo:paragraph-rsid="002d717a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5" style:family="paragraph" style:parent-style-name="Table_20_Contents">
      <style:text-properties style:use-window-font-color="true" loext:opacity="0%" style:font-name="Times New Roman" fo:font-size="14pt" fo:language="uk" fo:country="UA" officeooo:rsid="002d717a" officeooo:paragraph-rsid="002f1f2c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6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57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58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59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60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61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fb8df" officeooo:paragraph-rsid="00152691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304d0" officeooo:paragraph-rsid="00152691" style:letter-kerning="false" style:font-name-asian="Liberation Mono1" style:font-size-asian="14pt" style:language-asian="en" style:country-asian="US" style:font-weight-asian="normal" style:font-name-complex="Liberation Mono1" style:font-size-complex="14pt" style:language-complex="ar" style:country-complex="SA" style:font-weight-complex="normal"/>
    </style:style>
    <style:style style:name="P64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d717a" style:font-size-asian="14pt" style:font-weight-asian="bold" style:font-size-complex="14pt" style:font-weight-complex="bold"/>
    </style:style>
    <style:style style:name="P65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ec58f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color="#333333" loext:opacity="100%" style:font-name="Liberation Mono1" fo:font-size="11pt" fo:font-weight="bold" officeooo:rsid="002d717a" officeooo:paragraph-rsid="002d717a" style:font-size-asian="11pt" style:font-weight-asian="bold" style:font-size-complex="11pt" style:font-weight-complex="bold"/>
    </style:style>
    <style:style style:name="P67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357e1a" style:font-size-asian="14pt" style:font-weight-asian="bold" style:font-size-complex="14pt" style:font-weight-complex="bold"/>
    </style:style>
    <style:style style:name="P68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36319f" style:font-size-asian="14pt" style:font-weight-asian="bold" style:font-size-complex="14pt" style:font-weight-complex="bold"/>
    </style:style>
    <style:style style:name="P6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36319f" style:font-size-asian="14pt" style:font-weight-asian="bold" style:font-size-complex="14pt" style:font-weight-complex="bold"/>
    </style:style>
    <style:style style:name="P7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1a03f" officeooo:paragraph-rsid="00357e1a" style:font-size-asian="14pt" style:font-weight-asian="bold" style:font-size-complex="14pt" style:font-weight-complex="bold"/>
    </style:style>
    <style:style style:name="P7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1a03f" officeooo:paragraph-rsid="0036319f" style:font-size-asian="14pt" style:font-weight-asian="bold" style:font-size-complex="14pt" style:font-weight-complex="bold"/>
    </style:style>
    <style:style style:name="P7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357e1a" style:font-size-asian="14pt" style:font-size-complex="14pt"/>
    </style:style>
    <style:style style:name="P7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357e1a" style:font-size-asian="14pt" style:font-size-complex="14pt"/>
    </style:style>
    <style:style style:name="P7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36319f" style:font-size-asian="14pt" style:font-size-complex="14pt"/>
    </style:style>
    <style:style style:name="P7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36319f" style:font-size-asian="14pt" style:font-size-complex="14pt"/>
    </style:style>
    <style:style style:name="P76" style:family="paragraph" style:parent-style-name="Standard">
      <style:text-properties fo:font-size="14pt" fo:font-weight="normal" officeooo:paragraph-rsid="00357e1a" style:font-size-asian="14pt" style:font-weight-asian="normal" style:font-size-complex="14pt" style:font-weight-complex="normal"/>
    </style:style>
    <style:style style:name="P77" style:family="paragraph" style:parent-style-name="Standard">
      <style:text-properties fo:font-size="14pt" officeooo:paragraph-rsid="00357e1a" style:font-size-asian="14pt" style:font-size-complex="14pt"/>
    </style:style>
    <style:style style:name="P78" style:family="paragraph" style:parent-style-name="Standard">
      <style:text-properties fo:font-size="14pt" officeooo:paragraph-rsid="0036319f" style:font-size-asian="14pt" style:font-size-complex="14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33c3f6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357e1a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84" style:family="paragraph" style:parent-style-name="Standard">
      <style:text-properties style:font-name="Times New Roman" fo:font-size="14pt" fo:font-weight="normal" officeooo:rsid="0024d66f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33c3f6" style:font-size-asian="14pt" style:font-size-complex="14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357e1a" style:font-size-asian="14pt" style:font-size-complex="14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357e1a" style:font-size-asian="14pt" style:font-size-complex="14pt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357e1a" style:font-size-asian="14pt" style:font-size-complex="14pt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36319f" style:font-size-asian="14pt" style:font-size-complex="14pt"/>
    </style:style>
    <style:style style:name="P9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357e1a" style:font-size-asian="14pt" style:font-weight-asian="bold" style:font-size-complex="14pt" style:font-weight-complex="bold"/>
    </style:style>
    <style:style style:name="P9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36319f" style:font-size-asian="14pt" style:font-weight-asian="bold" style:font-size-complex="14pt" style:font-weight-complex="bold"/>
    </style:style>
    <style:style style:name="P9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fo:color="#333333" loext:opacity="100%" style:text-outline="false" style:text-line-through-style="none" style:text-line-through-type="none" style:font-name="Liberation Mono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Liberation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P9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fo:color="#333333" loext:opacity="100%" style:text-outline="false" style:text-line-through-style="none" style:text-line-through-type="none" style:font-name="Liberation Mono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Liberation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indent="0cm" style:writing-mode="lr-tb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01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05cm" style:font-size-asian="14pt"/>
    </style:style>
    <style:style style:name="T3" style:family="text">
      <style:text-properties fo:font-size="14pt" fo:letter-spacing="-0.002cm" style:font-size-asian="14pt"/>
    </style:style>
    <style:style style:name="T4" style:family="text">
      <style:text-properties fo:font-size="14pt" fo:letter-spacing="-0.004cm" style:font-size-asian="14pt"/>
    </style:style>
    <style:style style:name="T5" style:family="text">
      <style:text-properties fo:font-size="14pt" fo:letter-spacing="-0.011cm" style:font-size-asian="14pt"/>
    </style:style>
    <style:style style:name="T6" style:family="text">
      <style:text-properties fo:font-size="14pt" fo:letter-spacing="-0.009cm" style:font-size-asian="14pt"/>
    </style:style>
    <style:style style:name="T7" style:family="text">
      <style:text-properties fo:font-size="14pt" fo:letter-spacing="-0.016cm" style:font-size-asian="14pt"/>
    </style:style>
    <style:style style:name="T8" style:family="text">
      <style:text-properties fo:font-size="14pt" fo:letter-spacing="-0.118cm" style:font-size-asian="14pt"/>
    </style:style>
    <style:style style:name="T9" style:family="text">
      <style:text-properties fo:font-size="14pt" fo:letter-spacing="0.002cm" style:font-size-asian="14pt"/>
    </style:style>
    <style:style style:name="T10" style:family="text">
      <style:text-properties fo:letter-spacing="-0.005cm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8d451" style:font-weight-asian="bold" style:font-weight-complex="bold"/>
    </style:style>
    <style:style style:name="T13" style:family="text">
      <style:text-properties fo:font-weight="bold" officeooo:rsid="002ec58f" style:font-weight-asian="bold" style:font-weight-complex="bold"/>
    </style:style>
    <style:style style:name="T14" style:family="text">
      <style:text-properties fo:font-weight="bold" officeooo:rsid="002f1f2c" style:font-weight-asian="bold" style:font-weight-complex="bold"/>
    </style:style>
    <style:style style:name="T15" style:family="text">
      <style:text-properties fo:letter-spacing="0.002cm"/>
    </style:style>
    <style:style style:name="T16" style:family="text">
      <style:text-properties fo:letter-spacing="-0.101cm"/>
    </style:style>
    <style:style style:name="T17" style:family="text">
      <style:text-properties fo:letter-spacing="-0.004cm"/>
    </style:style>
    <style:style style:name="T18" style:family="text">
      <style:text-properties fo:letter-spacing="-0.002cm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83ccb" style:font-style-asian="italic" style:font-style-complex="italic"/>
    </style:style>
    <style:style style:name="T21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38f2c4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bold" officeooo:rsid="00044f62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officeooo:rsid="00044f62" style:font-size-asian="14pt" style:font-size-complex="14pt"/>
    </style:style>
    <style:style style:name="T26" style:family="text">
      <style:text-properties style:font-name="Times New Roman" fo:font-size="14pt" officeooo:rsid="00071ce1" style:font-size-asian="14pt" style:font-size-complex="14pt"/>
    </style:style>
    <style:style style:name="T27" style:family="text">
      <style:text-properties style:font-name="Times New Roman" fo:font-size="14pt" officeooo:rsid="0014e0de" style:font-size-asian="14pt" style:font-size-complex="14pt"/>
    </style:style>
    <style:style style:name="T28" style:family="text">
      <style:text-properties style:font-name="Times New Roman" fo:font-size="14pt" officeooo:rsid="002b7e98" style:font-size-asian="14pt" style:font-size-complex="14pt"/>
    </style:style>
    <style:style style:name="T29" style:family="text">
      <style:text-properties style:font-name="Times New Roman" fo:font-size="14pt" officeooo:rsid="002d717a" style:font-size-asian="14pt" style:font-size-complex="14pt"/>
    </style:style>
    <style:style style:name="T30" style:family="text">
      <style:text-properties style:font-name="Times New Roman" fo:font-size="14pt" officeooo:rsid="0033c3f6" style:font-size-asian="14pt" style:font-size-complex="14pt"/>
    </style:style>
    <style:style style:name="T31" style:family="text">
      <style:text-properties style:font-name="Times New Roman" fo:font-size="14pt" style:text-underline-style="solid" style:text-underline-width="auto" style:text-underline-color="font-color" officeooo:rsid="00071ce1" style:font-size-asian="14pt" style:font-size-complex="14pt"/>
    </style:style>
    <style:style style:name="T32" style:family="text">
      <style:text-properties style:font-name="Times New Roman" fo:font-size="14pt" fo:font-style="italic" officeooo:rsid="0014e0de" style:font-size-asian="14pt" style:font-style-asian="italic" style:font-size-complex="14pt" style:font-style-complex="italic"/>
    </style:style>
    <style:style style:name="T33" style:family="text">
      <style:text-properties style:font-name="Times New Roman" fo:font-size="14pt" fo:font-style="italic" officeooo:rsid="00357e1a" style:font-size-asian="14pt" style:font-style-asian="italic" style:font-size-complex="14pt" style:font-style-complex="italic"/>
    </style:style>
    <style:style style:name="T34" style:family="text">
      <style:text-properties style:font-name="Times New Roman" fo:font-weight="bold" officeooo:rsid="0002b935" style:font-weight-asian="bold" style:font-weight-complex="bold"/>
    </style:style>
    <style:style style:name="T35" style:family="text">
      <style:text-properties style:font-name="Times New Roman" officeooo:rsid="0036319f"/>
    </style:style>
    <style:style style:name="T36" style:family="text">
      <style:text-properties style:font-name="Times New Roman" fo:font-style="normal" style:text-underline-style="solid" style:text-underline-width="auto" style:text-underline-color="font-color" officeooo:rsid="0036319f" style:font-style-asian="normal" style:font-style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013878"/>
    </style:style>
    <style:style style:name="T39" style:family="text">
      <style:text-properties style:text-underline-style="solid" style:text-underline-width="auto" style:text-underline-color="font-color" officeooo:rsid="0014e0de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36319f"/>
    </style:style>
    <style:style style:name="T42" style:family="text">
      <style:text-properties fo:font-size="8pt" style:font-size-asian="8pt"/>
    </style:style>
    <style:style style:name="T43" style:family="text">
      <style:text-properties fo:font-size="8pt" fo:letter-spacing="-0.009cm" style:font-size-asian="8pt"/>
    </style:style>
    <style:style style:name="T44" style:family="text">
      <style:text-properties fo:font-size="8pt" fo:letter-spacing="-0.007cm" style:font-size-asian="8pt"/>
    </style:style>
    <style:style style:name="T45" style:family="text">
      <style:text-properties fo:font-size="8pt" fo:letter-spacing="-0.005cm" style:font-size-asian="8pt"/>
    </style:style>
    <style:style style:name="T46" style:family="text">
      <style:text-properties fo:font-size="8pt" fo:letter-spacing="-0.002cm" style:font-size-asian="8pt"/>
    </style:style>
    <style:style style:name="T47" style:family="text">
      <style:text-properties fo:letter-spacing="0.099cm"/>
    </style:style>
    <style:style style:name="T48" style:family="text">
      <style:text-properties fo:letter-spacing="0.097cm"/>
    </style:style>
    <style:style style:name="T49" style:family="text">
      <style:text-properties fo:language="uk" fo:country="UA" fo:font-style="italic" officeooo:rsid="00177e80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50" style:family="text">
      <style:text-properties style:use-window-font-color="true" loext:opacity="0%" style:font-name="Times New Roman" fo:font-size="12pt" fo:letter-spacing="-0.004cm" fo:language="uk" fo:country="UA" officeooo:rsid="0028d451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51" style:family="text">
      <style:text-properties style:use-window-font-color="true" loext:opacity="0%" fo:language="uk" fo:country="UA" style:letter-kerning="false" style:font-name-asian="Times New Roman1" style:language-asian="en" style:country-asian="US" style:font-name-complex="Times New Roman1" style:language-complex="ar" style:country-complex="SA"/>
    </style:style>
    <style:style style:name="T52" style:family="text">
      <style:text-properties style:use-window-font-color="true" loext:opacity="0%" fo:language="uk" fo:country="UA" officeooo:rsid="0020a4c4" style:letter-kerning="false" style:font-name-asian="Times New Roman1" style:language-asian="en" style:country-asian="US" style:font-name-complex="Times New Roman1" style:language-complex="ar" style:country-complex="SA"/>
    </style:style>
    <style:style style:name="T53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54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2100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5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3c3f6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6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57e1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7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2100a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58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57e1a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59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57e1a" style:letter-kerning="false" style:font-name-asian="Liberation Mono1" style:font-size-asian="14pt" style:language-asian="en" style:country-asian="US" style:font-weight-asian="normal" style:font-name-complex="Liberation Mono1" style:font-size-complex="14pt" style:language-complex="ar" style:country-complex="SA" style:font-weight-complex="normal"/>
    </style:style>
    <style:style style:name="T60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4e0de" style:letter-kerning="false" style:font-name-asian="Liberation Mono1" style:font-size-asian="14pt" style:language-asian="en" style:country-asian="US" style:font-weight-asian="normal" style:font-name-complex="Liberation Mono1" style:font-size-complex="14pt" style:language-complex="ar" style:country-complex="SA" style:font-weight-complex="normal"/>
    </style:style>
    <style:style style:name="T61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Liberation Mono1" style:font-size-asian="14pt" style:language-asian="en" style:country-asian="US" style:font-weight-asian="normal" style:font-name-complex="Liberation Mono1" style:font-size-complex="14pt" style:language-complex="ar" style:country-complex="SA" style:font-weight-complex="normal"/>
    </style:style>
    <style:style style:name="T62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4e0de" style:letter-kerning="false" style:font-name-asian="Liberation Mono1" style:font-size-asian="14pt" style:language-asian="en" style:country-asian="US" style:font-style-asian="normal" style:font-weight-asian="normal" style:font-name-complex="Liberation Mono1" style:font-size-complex="14pt" style:language-complex="ar" style:country-complex="SA" style:font-style-complex="normal" style:font-weight-complex="normal"/>
    </style:style>
    <style:style style:name="T63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Liberation Mono1" style:font-size-asian="14pt" style:language-asian="en" style:country-asian="US" style:font-style-asian="normal" style:font-weight-asian="normal" style:font-name-complex="Liberation Mono1" style:font-size-complex="14pt" style:language-complex="ar" style:country-complex="SA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57e1a" style:letter-kerning="false" style:font-name-asian="Liberation Mono1" style:font-size-asian="14pt" style:language-asian="en" style:country-asian="US" style:font-style-asian="normal" style:font-weight-asian="normal" style:font-name-complex="Liberation Mono1" style:font-size-complex="14pt" style:language-complex="ar" style:country-complex="SA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57e1a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7" style:family="text">
      <style:text-properties fo:font-variant="normal" fo:text-transform="none" fo:color="#000000" loext:opacity="100%" style:font-name="Times New Roman" fo:font-size="14pt" fo:letter-spacing="normal" fo:language="uk" fo:country="UA" fo:font-style="italic" style:text-underline-style="none" fo:font-weight="normal" officeooo:rsid="0014e0de" style:letter-kerning="false" style:font-name-asian="Liberation Mono1" style:font-size-asian="14pt" style:language-asian="en" style:country-asian="US" style:font-style-asian="italic" style:font-weight-asian="normal" style:font-name-complex="Liberation Mono1" style:font-size-complex="14pt" style:language-complex="ar" style:country-complex="SA" style:font-style-complex="italic" style:font-weight-complex="normal"/>
    </style:style>
    <style:style style:name="T68" style:family="text">
      <style:text-properties fo:font-variant="normal" fo:text-transform="none" fo:color="#000000" loext:opacity="100%" style:font-name="Times New Roman" fo:font-size="14pt" fo:letter-spacing="normal" fo:language="uk" fo:country="UA" fo:font-style="italic" style:text-underline-style="none" fo:font-weight="normal" officeooo:rsid="00357e1a" style:letter-kerning="false" style:font-name-asian="Liberation Mono1" style:font-size-asian="14pt" style:language-asian="en" style:country-asian="US" style:font-style-asian="italic" style:font-weight-asian="normal" style:font-name-complex="Liberation Mono1" style:font-size-complex="14pt" style:language-complex="ar" style:country-complex="SA" style:font-style-complex="italic" style:font-weight-complex="normal"/>
    </style:style>
    <style:style style:name="T69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357e1a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70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33c3f6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1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32100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2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Liberation Mono1" style:language-asian="en" style:country-asian="US" style:font-style-asian="normal" style:font-weight-asian="normal" style:font-name-complex="Liberation Mono1" style:language-complex="ar" style:country-complex="SA" style:font-style-complex="normal" style:font-weight-complex="normal"/>
    </style:style>
    <style:style style:name="T73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57e1a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74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75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57e1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6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2100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32100a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33c3f6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normal" style:text-underline-style="solid" style:text-underline-width="auto" style:text-underline-color="font-color" fo:font-weight="normal" officeooo:rsid="0032100a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style="normal" style:text-underline-style="solid" style:text-underline-width="auto" style:text-underline-color="font-color" officeooo:rsid="0036319f" style:font-style-asian="normal" style:font-style-complex="normal"/>
    </style:style>
    <style:style style:name="T84" style:family="text">
      <style:text-properties fo:font-style="normal" style:text-underline-style="solid" style:text-underline-width="auto" style:text-underline-color="font-color" fo:font-weight="normal" officeooo:rsid="0036319f" style:font-style-asian="normal" style:font-weight-asian="normal" style:font-style-complex="normal" style:font-weight-complex="normal"/>
    </style:style>
    <style:style style:name="T85" style:family="text">
      <style:text-properties officeooo:rsid="0002b935"/>
    </style:style>
    <style:style style:name="T86" style:family="text">
      <style:text-properties officeooo:rsid="002d717a"/>
    </style:style>
    <style:style style:name="T87" style:family="text">
      <style:text-properties officeooo:rsid="002ec58f"/>
    </style:style>
    <style:style style:name="T88" style:family="text">
      <style:text-properties officeooo:rsid="002f1f2c"/>
    </style:style>
    <style:style style:name="T89" style:family="text">
      <style:text-properties officeooo:rsid="003064da"/>
    </style:style>
    <style:style style:name="T90" style:family="text">
      <style:text-properties officeooo:rsid="0033c3f6"/>
    </style:style>
    <style:style style:name="T91" style:family="text">
      <style:text-properties officeooo:rsid="00357e1a"/>
    </style:style>
    <style:style style:name="T92" style:family="text">
      <style:text-properties style:text-underline-style="none"/>
    </style:style>
    <style:style style:name="T93" style:family="text">
      <style:text-properties style:text-underline-style="none" fo:font-weight="normal" style:font-weight-asian="normal" style:font-weight-complex="normal"/>
    </style:style>
    <style:style style:name="T94" style:family="text">
      <style:text-properties officeooo:rsid="0036319f"/>
    </style:style>
    <style:style style:name="T95" style:family="text">
      <style:text-properties officeooo:rsid="0036db41"/>
    </style:style>
    <style:style style:name="T96" style:family="text">
      <style:text-properties officeooo:rsid="0038f2c4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1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5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5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5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6.38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2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8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2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2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8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9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/>
      <text:p text:style-name="P10"><text:span text:style-name="T1">Міністерство</text:span><text:span text:style-name="T4"> </text:span><text:span text:style-name="T1">освіти</text:span><text:span text:style-name="T6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p text:style-name="P13"><text:span text:style-name="T1">Національний</text:span><text:span text:style-name="T5"> </text:span><text:span text:style-name="T1">технічний</text:span><text:span text:style-name="T5"> </text:span><text:span text:style-name="T1">університет</text:span><text:span text:style-name="T7"> </text:span><text:span text:style-name="T1">України</text:span><text:span text:style-name="T5"> </text:span><text:span text:style-name="T1">«Київський</text:span><text:span text:style-name="T5"> </text:span><text:span text:style-name="T1">політехнічний</text:span><text:span text:style-name="T8"> </text:span><text:span text:style-name="T1">інститут</text:span><text:span text:style-name="T4"> </text:span><text:span text:style-name="T1">імені</text:span><text:span text:style-name="T9"> </text:span><text:span text:style-name="T1">Ігоря</text:span><text:span text:style-name="T2"> </text:span><text:span text:style-name="T1">Сікорського"</text:span></text:p>
      <text:p text:style-name="P45"><text:span text:style-name="T1">Факультет інформатики та обчислювальної техніки</text:span><text:span text:style-name="T8"> </text:span><text:span text:style-name="T1">Кафедра</text:span><text:span text:style-name="T4"> </text:span><text:span text:style-name="T1">інформатики та</text:span><text:span text:style-name="T4"> </text:span><text:span text:style-name="T1">програмної інженерії</text:span></text:p>
      <text:p text:style-name="P17"/>
      <text:p text:style-name="P60"/>
      <text:p text:style-name="P14">Звіт</text:p>
      <text:p text:style-name="P15"/>
      <text:p text:style-name="P11">з<text:span text:style-name="T18"> </text:span>лабораторної<text:span text:style-name="T18"> </text:span>роботи<text:span text:style-name="T47"> </text:span>№<text:span text:style-name="T17"> </text:span><text:span text:style-name="T50">7</text:span> з<text:span text:style-name="T15"> </text:span>дисципліни</text:p>
      <text:p text:style-name="P12">«Алгоритми<text:span text:style-name="T18"> </text:span>та<text:span text:style-name="T18"> </text:span>структури<text:span text:style-name="T18"> </text:span>даних-1.</text:p>
      <text:p text:style-name="P11">Основи<text:span text:style-name="T10"> </text:span>алгоритмізації»</text:p>
      <text:p text:style-name="P61"/>
      <text:p text:style-name="P46">«Дослідження <text:span text:style-name="T89">лінійного пошуку в послідовностях</text:span>»<text:span text:style-name="T16"> </text:span>Варіант<text:span text:style-name="T37"> </text:span><text:span text:style-name="T38">8</text:span><text:span text:style-name="T37">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57">Виконав<text:span text:style-name="T48"> </text:span>студент<text:tab/><text:span text:style-name="T37"> </text:span><text:span text:style-name="T39">ІП-12 Волков Вадим Всеволодович</text:span><text:span text:style-name="T37"><text:tab/></text:span></text:p>
      <text:p text:style-name="P47"><text:span text:style-name="T42">(шифр,</text:span><text:span text:style-name="T43"> </text:span><text:span text:style-name="T42">прізвище,</text:span><text:span text:style-name="T44"> </text:span><text:span text:style-name="T42">ім'я,</text:span><text:span text:style-name="T45"> </text:span><text:span text:style-name="T42">по</text:span><text:span text:style-name="T46"> </text:span><text:span text:style-name="T42">батькові)</text:span></text:p>
      <text:p text:style-name="P18"/>
      <text:p text:style-name="P18"/>
      <text:p text:style-name="P59"/>
      <text:p text:style-name="P56">Перевірив<text:tab/><text:span text:style-name="T37"> <text:tab/></text:span></text:p>
      <text:p text:style-name="P48"><text:span text:style-name="T42">(</text:span><text:span text:style-name="T43"> </text:span><text:span text:style-name="T42">прізвище,</text:span><text:span text:style-name="T44"> </text:span><text:span text:style-name="T42">ім'я,</text:span><text:span text:style-name="T45"> </text:span><text:span text:style-name="T42">по</text:span><text:span text:style-name="T45"> </text:span><text:span text:style-name="T42">батькові)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8"/>
      <text:p text:style-name="P9">Київ 202<text:span text:style-name="T37"> </text:span><text:span text:style-name="T38">1</text:span><text:span text:style-name="T37"><text:tab/></text:span></text:p>
      <text:p text:style-name="P9"/>
      <text:p text:style-name="P8"/>
      <text:p text:style-name="P20"/>
      <text:p text:style-name="P22"><text:span text:style-name="T11">Лабораторна робота </text:span><text:span text:style-name="T12">7</text:span></text:p>
      <text:p text:style-name="P19">Дослідження рекурсивних алгоритмів</text:p>
      <text:p text:style-name="P4"/>
      <text:p text:style-name="Standard"><text:span text:style-name="T24">Мета</text:span><text:span text:style-name="T25"> – дослідити методи послідовного пошуку у впорядкованих і</text:span></text:p>
      <text:p text:style-name="P23">невпорядкованих послідовностях та набути практичних навичок їх використання під час складання програмних специфікацій.</text:p>
      <text:p text:style-name="P38"/>
      <text:p text:style-name="P5"><text:span text:style-name="T31">Задача 8.</text:span><text:span text:style-name="T26"> </text:span><text:span text:style-name="T28">Задати 3 масиви символьного типу з 10-ма елементами. Заповнити перший по 42+2*i, а другий по 61-2*i. Заповнити третій масив </text:span><text:span text:style-name="T29">однаковими значеннями з перших двох масивів. Знайти середне арифметичне всіх чисел масиву 3, що білше за 55.</text:span></text:p>
      <text:p text:style-name="P25"/>
      <text:p text:style-name="P24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738007986928">
          <table:table-cell table:style-name="Таблица1.A1" office:value-type="string">
            <text:p text:style-name="P39">Змінна</text:p>
          </table:table-cell>
          <table:table-cell table:style-name="Таблица1.A1" office:value-type="string">
            <text:p text:style-name="P39">Тип</text:p>
          </table:table-cell>
          <table:table-cell table:style-name="Таблица1.A1" office:value-type="string">
            <text:p text:style-name="P39">Ім’я</text:p>
          </table:table-cell>
          <table:table-cell table:style-name="Таблица1.D1" office:value-type="string">
            <text:p text:style-name="P39">Призначення</text:p>
          </table:table-cell>
        </table:table-row>
        <table:table-row table:style-name="TableLine94738010695264">
          <table:table-cell table:style-name="Таблица1.A8" office:value-type="string">
            <text:p text:style-name="P51">Початковий масив 1</text:p>
          </table:table-cell>
          <table:table-cell table:style-name="Таблица1.B8" office:value-type="string">
            <text:p text:style-name="P51"><text:span text:style-name="T86">Символ</text:span>[10]</text:p>
          </table:table-cell>
          <table:table-cell table:style-name="Таблица1.C8" office:value-type="string">
            <text:p text:style-name="P52">arrayA</text:p>
          </table:table-cell>
          <table:table-cell table:style-name="Таблица1.D8" office:value-type="string">
            <text:p text:style-name="P43">Тимчасовий масив</text:p>
          </table:table-cell>
        </table:table-row>
        <table:table-row table:style-name="TableLine94738010698384">
          <table:table-cell table:style-name="Таблица1.A8" office:value-type="string">
            <text:p text:style-name="P51">Початковий масив 2</text:p>
          </table:table-cell>
          <table:table-cell table:style-name="Таблица1.B8" office:value-type="string">
            <text:p text:style-name="P53"><text:span text:style-name="T86">Символ</text:span>[10]</text:p>
          </table:table-cell>
          <table:table-cell table:style-name="Таблица1.C8" office:value-type="string">
            <text:p text:style-name="P52">arrayB</text:p>
          </table:table-cell>
          <table:table-cell table:style-name="Таблица1.D8" office:value-type="string">
            <text:p text:style-name="P43">Тимчасовий масив</text:p>
          </table:table-cell>
        </table:table-row>
        <table:table-row table:style-name="TableLine94738010699264">
          <table:table-cell table:style-name="Таблица1.A8" office:value-type="string">
            <text:p text:style-name="P51">Проміжний масив</text:p>
          </table:table-cell>
          <table:table-cell table:style-name="Таблица1.B8" office:value-type="string">
            <text:p text:style-name="P53"><text:span text:style-name="T86">Символ</text:span>[10]</text:p>
          </table:table-cell>
          <table:table-cell table:style-name="Таблица1.C8" office:value-type="string">
            <text:p text:style-name="P52">arrayC</text:p>
          </table:table-cell>
          <table:table-cell table:style-name="Таблица1.D8" office:value-type="string">
            <text:p text:style-name="P43">Тимчасовий масив</text:p>
          </table:table-cell>
        </table:table-row>
        <table:table-row table:style-name="TableLine94738010700320">
          <table:table-cell table:style-name="Таблица1.A8" office:value-type="string">
            <text:p text:style-name="P51">Ітератор 1</text:p>
          </table:table-cell>
          <table:table-cell table:style-name="Таблица1.B8" office:value-type="string">
            <text:p text:style-name="P51">Ціле</text:p>
          </table:table-cell>
          <table:table-cell table:style-name="Таблица1.C8" office:value-type="string">
            <text:p text:style-name="P52">i</text:p>
          </table:table-cell>
          <table:table-cell table:style-name="Таблица1.D8" office:value-type="string">
            <text:p text:style-name="P43">Тимчасова змінна</text:p>
          </table:table-cell>
        </table:table-row>
        <table:table-row table:style-name="TableLine94738010701760">
          <table:table-cell table:style-name="Таблица1.A8" office:value-type="string">
            <text:p text:style-name="P51">Ітератор 2</text:p>
          </table:table-cell>
          <table:table-cell table:style-name="Таблица1.B8" office:value-type="string">
            <text:p text:style-name="P51">Ціле</text:p>
          </table:table-cell>
          <table:table-cell table:style-name="Таблица1.C8" office:value-type="string">
            <text:p text:style-name="P52">j</text:p>
          </table:table-cell>
          <table:table-cell table:style-name="Таблица1.D8" office:value-type="string">
            <text:p text:style-name="P43">Тимчасова змінна</text:p>
          </table:table-cell>
        </table:table-row>
        <table:table-row table:style-name="TableLine94738010702800">
          <table:table-cell table:style-name="Таблица1.A8" office:value-type="string">
            <text:p text:style-name="P51">Сума врахованих чисел</text:p>
          </table:table-cell>
          <table:table-cell table:style-name="Таблица1.B8" office:value-type="string">
            <text:p text:style-name="P55">Дійсне</text:p>
          </table:table-cell>
          <table:table-cell table:style-name="Таблица1.C8" office:value-type="string">
            <text:p text:style-name="P52">total</text:p>
          </table:table-cell>
          <table:table-cell table:style-name="Таблица1.D8" office:value-type="string">
            <text:p text:style-name="P43">Тимчасова змінна</text:p>
          </table:table-cell>
        </table:table-row>
        <table:table-row table:style-name="TableLine94738010703888">
          <table:table-cell table:style-name="Таблица1.A8" office:value-type="string">
            <text:p text:style-name="P51">Кількість врахованих чисел</text:p>
          </table:table-cell>
          <table:table-cell table:style-name="Таблица1.B8" office:value-type="string">
            <text:p text:style-name="P55">Дійсне</text:p>
          </table:table-cell>
          <table:table-cell table:style-name="Таблица1.C8" office:value-type="string">
            <text:p text:style-name="P52">amount</text:p>
          </table:table-cell>
          <table:table-cell table:style-name="Таблица1.D8" office:value-type="string">
            <text:p text:style-name="P43">Тимчасова змінна</text:p>
          </table:table-cell>
        </table:table-row>
        <table:table-row table:style-name="TableLine94738010704976">
          <table:table-cell table:style-name="Таблица1.A9" office:value-type="string">
            <text:p text:style-name="P49">Часткова сума прогресії</text:p>
          </table:table-cell>
          <table:table-cell table:style-name="Таблица1.B9" office:value-type="string">
            <text:p text:style-name="P54">Дійсне</text:p>
          </table:table-cell>
          <table:table-cell table:style-name="Таблица1.C9" office:value-type="string">
            <text:p text:style-name="P52">avrg</text:p>
          </table:table-cell>
          <table:table-cell table:style-name="Таблица1.D9" office:value-type="string">
            <text:p text:style-name="P40">Результат</text:p>
          </table:table-cell>
        </table:table-row>
      </table:table>
      <text:p text:style-name="P35"/>
      <text:p text:style-name="P28"><text:span text:style-name="T52">У</text:span><text:span text:style-name="T51">мова задачі є досить гарним поясненням того як алгоритм повинен працювати. Заповнення 3го масиву відбуваеться перевіркою наявності кожного елемента масиву 1 в масиві 2 і коли це вірно, задання відповідного елемента третього масива на значення з першого.</text:span></text:p>
      <text:p text:style-name="P50"/>
      <text:p text:style-name="P50"/>
      <text:p text:style-name="P27"><text:span text:style-name="T19">Розв’яз</text:span><text:span text:style-name="T49">ання</text:span></text:p>
      <text:p text:style-name="P33">Програмні специфікації запишемо у псевдокоді та графічній формі у вигляді блоксхеми.</text:p>
      <text:p text:style-name="P34"/>
      <text:p text:style-name="P25"><text:span text:style-name="T19">Крок 1.</text:span> Визнчимо основні дії.</text:p>
      <text:p text:style-name="P26"><text:span text:style-name="T19">Крок </text:span><text:span text:style-name="T20">2</text:span><text:span text:style-name="T19">.</text:span> <text:span text:style-name="T90">Деталізуемо з</text:span><text:span text:style-name="T78">аповнення </text:span><text:span text:style-name="T79">array</text:span><text:span text:style-name="T78">A та </text:span><text:span text:style-name="T79">array</text:span><text:span text:style-name="T78">B</text:span></text:p>
      <text:p text:style-name="P85"><text:span text:style-name="T19">Крок </text:span><text:span text:style-name="T20">3</text:span><text:span text:style-name="T19">.</text:span> <text:span text:style-name="T90">Деталізуемо з</text:span><text:span text:style-name="T54">аповнення </text:span><text:span text:style-name="T55">array</text:span><text:span text:style-name="T54">C</text:span></text:p>
      <text:p text:style-name="P85"><text:span text:style-name="T57">Крок </text:span><text:span text:style-name="T58">4</text:span><text:span text:style-name="T57">.</text:span><text:span text:style-name="T54"> </text:span><text:span text:style-name="T55">Деталізуемо проходження по всім елементам arrayA</text:span></text:p>
      <text:p text:style-name="P86"><text:span text:style-name="T57">Крок </text:span><text:span text:style-name="T58">5</text:span><text:span text:style-name="T57">.</text:span><text:span text:style-name="T54"> </text:span><text:span text:style-name="T55">Деталізуемо </text:span><text:span text:style-name="T56">пошук в</text:span><text:span text:style-name="T55"> arrayB </text:span><text:span text:style-name="T56">такого елемента </text:span><text:span text:style-name="T55">та задання arrayC</text:span></text:p>
      <text:p text:style-name="P79"><text:span text:style-name="T32">Крок </text:span><text:span text:style-name="T33">6</text:span><text:span text:style-name="T32">.</text:span><text:span text:style-name="T27"> </text:span><text:span text:style-name="T30">Деталізуемо </text:span><text:span text:style-name="T59">знаходження середнього з числел більше 55</text:span></text:p>
      <text:p text:style-name="P80"><text:span text:style-name="T67">Крок </text:span><text:span text:style-name="T68">7</text:span><text:span text:style-name="T67">.</text:span><text:span text:style-name="T60"> </text:span><text:span text:style-name="T61">Деталізуемо </text:span><text:span text:style-name="T65">проходження по всім елементам array</text:span><text:span text:style-name="T66">С</text:span></text:p>
      <text:p text:style-name="P80"><text:span text:style-name="T67">Крок </text:span><text:span text:style-name="T68">8</text:span><text:span text:style-name="T67">.</text:span><text:span text:style-name="T62"> </text:span><text:span text:style-name="T63">Деталізуемо </text:span><text:span text:style-name="T66">перевірку елемента з 55 та додання його у потрібні змінні</text:span></text:p>
      <text:p text:style-name="P80"><text:span text:style-name="T67">Крок </text:span><text:span text:style-name="T68">9</text:span><text:span text:style-name="T67">.</text:span><text:span text:style-name="T62"> </text:span><text:span text:style-name="T63">Деталізуемо </text:span><text:span text:style-name="T64">розрахунок і </text:span><text:span text:style-name="T66">повернення середнього значення</text:span></text:p>
      <text:p text:style-name="P63"/>
      <text:p text:style-name="P62"/>
      <text:p text:style-name="P87"><text:span text:style-name="T40">Псевдокод</text:span></text:p>
      <text:p text:style-name="P74"><text:span text:style-name="T85">крок </text:span><text:span text:style-name="T94">1</text:span></text:p>
      <text:p text:style-name="P91">початок</text:p>
      <text:p text:style-name="P78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78"><text:s text:c="4"/><text:span text:style-name="T41">З</text:span><text:span text:style-name="T80">аповнення </text:span><text:span text:style-name="T81">array</text:span><text:span text:style-name="T80">A та </text:span><text:span text:style-name="T81">array</text:span><text:span text:style-name="T80">B</text:span></text:p>
      <text:p text:style-name="P78"><text:s text:c="4"/><text:span text:style-name="T35">З</text:span><text:span text:style-name="T71">аповнення </text:span><text:span text:style-name="T70">array</text:span><text:span text:style-name="T71">C</text:span></text:p>
      <text:p text:style-name="P78"><text:s text:c="4"/><text:span text:style-name="T94">З</text:span><text:span text:style-name="T69">находження середнього з числел більше 55</text:span></text:p>
      <text:p text:style-name="P78"><text:s text:c="4"/><text:span text:style-name="T87">Виведення </text:span>arrayA, arrayB, arrayC <text:span text:style-name="T87">та <text:s/>avrg</text:span></text:p>
      <text:p text:style-name="P68">кінець</text:p>
      <text:p text:style-name="P78"/>
      <text:p text:style-name="P78"><text:span text:style-name="T34">початок</text:span> initArrays(arrayA, arrayB)</text:p>
      <text:p text:style-name="P78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78"><text:s text:c="8"/>arrayA[i] := 45 + 2 * i</text:p>
      <text:p text:style-name="P78"><text:s text:c="8"/>arrayB[i] := 61 - 2 * i</text:p>
      <text:p text:style-name="P78"><text:s text:c="4"/><text:span text:style-name="T13">все повторювати</text:span></text:p>
      <text:p text:style-name="P71">кінець</text:p>
      <text:p text:style-name="P74"><text:span text:style-name="T53"/></text:p>
      <text:p text:style-name="P75"><text:span text:style-name="T85">крок </text:span><text:span text:style-name="T94">2</text:span></text:p>
      <text:p text:style-name="P91">початок</text:p>
      <text:p text:style-name="P78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78"><text:s text:c="4"/>initArrays(arrayA, arrayB)</text:p>
      <text:p text:style-name="P78"><text:s text:c="4"/><text:span text:style-name="T36">З</text:span><text:span text:style-name="T76">аповнення </text:span><text:span text:style-name="T77">array</text:span><text:span text:style-name="T76">C</text:span></text:p>
      <text:p text:style-name="P78"><text:s text:c="4"/><text:span text:style-name="T94">З</text:span><text:span text:style-name="T69">находження середнього з числел більше 55</text:span></text:p>
      <text:p text:style-name="P78"><text:s text:c="4"/><text:span text:style-name="T87">Виведення </text:span>arrayA, arrayB, arrayC <text:span text:style-name="T87">та <text:s/>avrg</text:span></text:p>
      <text:p text:style-name="P68">кінець</text:p>
      <text:p text:style-name="P78"/>
      <text:p text:style-name="P78"><text:span text:style-name="T34">початок</text:span> initArrays(arrayA, arrayB)</text:p>
      <text:p text:style-name="P78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78"><text:s text:c="8"/>arrayA[i] := 45 + 2 * i</text:p>
      <text:p text:style-name="P78"><text:s text:c="8"/>arrayB[i] := 61 - 2 * i</text:p>
      <text:p text:style-name="P78"><text:s text:c="4"/><text:span text:style-name="T13">все повторювати</text:span></text:p>
      <text:p text:style-name="P68">кінець</text:p>
      <text:p text:style-name="P69"><text:span text:style-name="T93"/></text:p>
      <text:p text:style-name="P69"><text:span text:style-name="T93"/></text:p>
      <text:p text:style-name="P69"><text:span text:style-name="T93"/></text:p>
      <text:p text:style-name="P74"><text:span text:style-name="T85">крок </text:span><text:span text:style-name="T94">3</text:span></text:p>
      <text:p text:style-name="P91">початок</text:p>
      <text:p text:style-name="P78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78"><text:s text:c="4"/>initArrays(arrayA, arrayB)</text:p>
      <text:p text:style-name="P78"><text:s text:c="4"/>fillArrayC(arrayA, arrayB, arrayC)</text:p>
      <text:p text:style-name="P78"><text:s text:c="4"/><text:span text:style-name="T94">З</text:span><text:span text:style-name="T69">находження середнього з числел більше 55</text:span></text:p>
      <text:p text:style-name="P78"><text:s text:c="4"/><text:span text:style-name="T87">Виведення </text:span>arrayA, arrayB, arrayC <text:span text:style-name="T87">та <text:s/>avrg</text:span></text:p>
      <text:p text:style-name="P68">кінець</text:p>
      <text:p text:style-name="P78"/>
      <text:p text:style-name="P78"><text:span text:style-name="T34">початок</text:span> initArrays(arrayA, arrayB)</text:p>
      <text:p text:style-name="P78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78"><text:s text:c="8"/>arrayA[i] := 45 + 2 * i</text:p>
      <text:p text:style-name="P78"><text:s text:c="8"/>arrayB[i] := 61 - 2 * i</text:p>
      <text:p text:style-name="P78"><text:s text:c="4"/><text:span text:style-name="T13">все повторювати</text:span></text:p>
      <text:p text:style-name="P68">кінець</text:p>
      <text:p text:style-name="P78"/>
      <text:p text:style-name="P78"><text:span text:style-name="T34">початок</text:span> fillArrayC(arrayA, arrayB, arrayC)</text:p>
      <text:p text:style-name="P78"><text:s text:c="4"/><text:span text:style-name="T83">П</text:span><text:span text:style-name="T77">роходження по всім елементам arrayA</text:span></text:p>
      <text:p text:style-name="P69"><text:span text:style-name="T92">кінець</text:span></text:p>
      <text:p text:style-name="P89"><text:span text:style-name="T93"/></text:p>
      <text:p text:style-name="P75"><text:span text:style-name="T85">крок </text:span><text:span text:style-name="T95">4</text:span></text:p>
      <text:p text:style-name="P91">початок</text:p>
      <text:p text:style-name="P78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78"><text:s text:c="4"/>initArrays(arrayA, arrayB)</text:p>
      <text:p text:style-name="P78"><text:s text:c="4"/>fillArrayC(arrayA, arrayB, arrayC)</text:p>
      <text:p text:style-name="P78"><text:s text:c="4"/><text:span text:style-name="T94">З</text:span><text:span text:style-name="T69">находження середнього з числел більше 55</text:span></text:p>
      <text:p text:style-name="P78"><text:s text:c="4"/><text:span text:style-name="T87">Виведення </text:span>arrayA, arrayB, arrayC <text:span text:style-name="T87">та <text:s/>avrg</text:span></text:p>
      <text:p text:style-name="P68">кінець</text:p>
      <text:p text:style-name="P78"/>
      <text:p text:style-name="P78"><text:span text:style-name="T34">початок</text:span> initArrays(arrayA, arrayB)</text:p>
      <text:p text:style-name="P78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78"><text:s text:c="8"/>arrayA[i] := 45 + 2 * i</text:p>
      <text:p text:style-name="P78"><text:s text:c="8"/>arrayB[i] := 61 - 2 * i</text:p>
      <text:p text:style-name="P78"><text:s text:c="4"/><text:span text:style-name="T13">все повторювати</text:span></text:p>
      <text:p text:style-name="P68">кінець</text:p>
      <text:p text:style-name="P78"/>
      <text:p text:style-name="P78"><text:span text:style-name="T34">початок</text:span> fillArrayC(arrayA, arrayB, arrayC)</text:p>
      <text:p text:style-name="P78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78"><text:s text:c="8"/><text:span text:style-name="T84">П</text:span><text:span text:style-name="T75">ошук в</text:span><text:span text:style-name="T77"> arrayB </text:span><text:span text:style-name="T75">такого елемента </text:span><text:span text:style-name="T77">та задання arrayC</text:span></text:p>
      <text:p text:style-name="P78"><text:s text:c="4"/><text:span text:style-name="T13">все повторювати</text:span></text:p>
      <text:p text:style-name="P69"><text:span text:style-name="T92">кінець</text:span></text:p>
      <text:p text:style-name="P87"><text:span text:style-name="T93"/></text:p>
      <text:p text:style-name="P75"><text:span text:style-name="T85">крок </text:span><text:span text:style-name="T95">5</text:span></text:p>
      <text:p text:style-name="P91">початок</text:p>
      <text:p text:style-name="P78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78"><text:s text:c="4"/>initArrays(arrayA, arrayB)</text:p>
      <text:p text:style-name="P78"><text:s text:c="4"/>fillArrayC(arrayA, arrayB, arrayC)</text:p>
      <text:p text:style-name="P78"><text:s text:c="4"/><text:span text:style-name="T41">З</text:span><text:span text:style-name="T73">находження середнього з числел більше 55</text:span></text:p>
      <text:p text:style-name="P78"><text:s text:c="4"/><text:span text:style-name="T87">Виведення </text:span>arrayA, arrayB, arrayC <text:span text:style-name="T87">та <text:s/>avrg</text:span></text:p>
      <text:p text:style-name="P68">кінець</text:p>
      <text:p text:style-name="P78"/>
      <text:p text:style-name="P78"><text:span text:style-name="T34">початок</text:span> initArrays(arrayA, arrayB)</text:p>
      <text:p text:style-name="P78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78"><text:s text:c="8"/>arrayA[i] := 45 + 2 * i</text:p>
      <text:p text:style-name="P78"><text:s text:c="8"/>arrayB[i] := 61 - 2 * i</text:p>
      <text:p text:style-name="P78"><text:s text:c="4"/><text:span text:style-name="T13">все повторювати</text:span></text:p>
      <text:p text:style-name="P68">кінець</text:p>
      <text:p text:style-name="P78"/>
      <text:p text:style-name="P78"><text:span text:style-name="T34">початок</text:span> fillArrayC(arrayA, arrayB, arrayC)</text:p>
      <text:p text:style-name="P78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78"><text:s text:c="8"/>arrayC[i] := 0</text:p>
      <text:p text:style-name="P78"><text:s text:c="8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 </text:span><text:span text:style-name="T13">та поки</text:span> arrayC[i] = 0:</text:p>
      <text:p text:style-name="P78"><text:s text:c="12"/><text:span text:style-name="T13">якщо</text:span><text:span text:style-name="T87"> </text:span>arrayA[i] = arrayB[j]</text:p>
      <text:p text:style-name="P78"><text:s text:c="12"/><text:span text:style-name="T13">то</text:span></text:p>
      <text:p text:style-name="P78"><text:s text:c="16"/>arrayC[i] := arrayA[i]</text:p>
      <text:p text:style-name="P78"><text:s text:c="12"/><text:span text:style-name="T13">все якщо</text:span></text:p>
      <text:p text:style-name="P78"><text:s text:c="8"/><text:span text:style-name="T13">все повторювати</text:span></text:p>
      <text:p text:style-name="P78"><text:s text:c="4"/><text:span text:style-name="T13">все повторювати</text:span></text:p>
      <text:p text:style-name="P68">кінець</text:p>
      <text:p text:style-name="P71"><text:span text:style-name="T93"/></text:p>
      <text:p text:style-name="P75"><text:span text:style-name="T85">крок </text:span><text:span text:style-name="T95">6</text:span></text:p>
      <text:p text:style-name="P91">початок</text:p>
      <text:p text:style-name="P78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78"><text:s text:c="4"/>initArrays(arrayA, arrayB)</text:p>
      <text:p text:style-name="P78"><text:s text:c="4"/>fillArrayC(arrayA, arrayB, arrayC)</text:p>
      <text:p text:style-name="P78"><text:s text:c="4"/>avrg := findAverage(arrayC)</text:p>
      <text:p text:style-name="P78"><text:s text:c="4"/><text:span text:style-name="T87">Виведення </text:span>arrayA, arrayB, arrayC <text:span text:style-name="T87">та <text:s/>avrg</text:span></text:p>
      <text:p text:style-name="P68">кінець</text:p>
      <text:p text:style-name="P78"/>
      <text:p text:style-name="P78"><text:span text:style-name="T34">початок</text:span> initArrays(arrayA, arrayB)</text:p>
      <text:p text:style-name="P78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78"><text:s text:c="8"/>arrayA[i] := 45 + 2 * i</text:p>
      <text:p text:style-name="P78"><text:s text:c="8"/>arrayB[i] := 61 - 2 * i</text:p>
      <text:p text:style-name="P78"><text:s text:c="4"/><text:span text:style-name="T13">все повторювати</text:span></text:p>
      <text:p text:style-name="P68">кінець</text:p>
      <text:p text:style-name="P78"/>
      <text:p text:style-name="P78"><text:span text:style-name="T34">початок</text:span> fillArrayC(arrayA, arrayB, arrayC)</text:p>
      <text:p text:style-name="P78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78"><text:s text:c="8"/>arrayC[i] := 0</text:p>
      <text:p text:style-name="P78"><text:s text:c="8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 </text:span><text:span text:style-name="T13">та поки</text:span> arrayC[i] = 0:</text:p>
      <text:p text:style-name="P78"><text:s text:c="12"/><text:span text:style-name="T13">якщо</text:span><text:span text:style-name="T87"> </text:span>arrayA[i] = arrayB[j]</text:p>
      <text:p text:style-name="P78"><text:s text:c="12"/><text:span text:style-name="T13">то</text:span></text:p>
      <text:p text:style-name="P78"><text:s text:c="16"/>arrayC[i] := arrayA[i]</text:p>
      <text:p text:style-name="P78"><text:s text:c="12"/><text:span text:style-name="T13">все якщо</text:span></text:p>
      <text:p text:style-name="P78"><text:s text:c="8"/><text:span text:style-name="T13">все повторювати</text:span></text:p>
      <text:p text:style-name="P78"><text:s text:c="4"/><text:span text:style-name="T13">все повторювати</text:span></text:p>
      <text:p text:style-name="P68">кінець</text:p>
      <text:p text:style-name="P78"/>
      <text:p text:style-name="P78"><text:span text:style-name="T34">початок</text:span> findAverage(arr)</text:p>
      <text:p text:style-name="P78"><text:s text:c="4"/>total = 0</text:p>
      <text:p text:style-name="P78"><text:s text:c="4"/>amount = 0</text:p>
      <text:p text:style-name="P78"><text:span text:style-name="T13"><text:s text:c="4"/></text:span><text:span text:style-name="T74">Деталізуемо </text:span><text:span text:style-name="T77">проходження по всім елементам array</text:span><text:span text:style-name="T75">С</text:span></text:p>
      <text:p text:style-name="P78"><text:s text:c="4"/><text:span text:style-name="T94">Розрахунок і повернення середнього значення</text:span></text:p>
      <text:p text:style-name="P71">кінець</text:p>
      <text:p text:style-name="P87"><text:span text:style-name="T40"/></text:p>
      <text:p text:style-name="P75"><text:span text:style-name="T85">крок </text:span><text:span text:style-name="T95">7</text:span></text:p>
      <text:p text:style-name="P91">початок</text:p>
      <text:p text:style-name="P78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78"><text:s text:c="4"/>initArrays(arrayA, arrayB)</text:p>
      <text:p text:style-name="P78"><text:s text:c="4"/>fillArrayC(arrayA, arrayB, arrayC)</text:p>
      <text:p text:style-name="P78"><text:s text:c="4"/>avrg := findAverage(arrayC)</text:p>
      <text:p text:style-name="P78"><text:s text:c="4"/><text:span text:style-name="T87">Виведення </text:span>arrayA, arrayB, arrayC <text:span text:style-name="T87">та <text:s/>avrg</text:span></text:p>
      <text:p text:style-name="P68">кінець</text:p>
      <text:p text:style-name="P78"/>
      <text:p text:style-name="P78"><text:span text:style-name="T34">початок</text:span> initArrays(arrayA, arrayB)</text:p>
      <text:p text:style-name="P78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78"><text:s text:c="8"/>arrayA[i] := 45 + 2 * i</text:p>
      <text:p text:style-name="P78"><text:s text:c="8"/>arrayB[i] := 61 - 2 * i</text:p>
      <text:p text:style-name="P78"><text:s text:c="4"/><text:span text:style-name="T13">все повторювати</text:span></text:p>
      <text:p text:style-name="P68">кінець</text:p>
      <text:p text:style-name="P78"/>
      <text:p text:style-name="P78"><text:span text:style-name="T34">початок</text:span> fillArrayC(arrayA, arrayB, arrayC)</text:p>
      <text:p text:style-name="P78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78"><text:s text:c="8"/>arrayC[i] := 0</text:p>
      <text:p text:style-name="P78"><text:s text:c="8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 </text:span><text:span text:style-name="T13">та поки</text:span> arrayC[i] = 0:</text:p>
      <text:p text:style-name="P78"><text:s text:c="12"/><text:span text:style-name="T13">якщо</text:span><text:span text:style-name="T87"> </text:span>arrayA[i] = arrayB[j]</text:p>
      <text:p text:style-name="P78"><text:s text:c="12"/><text:span text:style-name="T13">то</text:span></text:p>
      <text:p text:style-name="P78"><text:s text:c="16"/>arrayC[i] := arrayA[i]</text:p>
      <text:p text:style-name="P78"><text:s text:c="12"/><text:span text:style-name="T13">все якщо</text:span></text:p>
      <text:p text:style-name="P78"><text:s text:c="8"/><text:span text:style-name="T13">все повторювати</text:span></text:p>
      <text:p text:style-name="P78"><text:s text:c="4"/><text:span text:style-name="T13">все повторювати</text:span></text:p>
      <text:p text:style-name="P68">кінець</text:p>
      <text:p text:style-name="P78"/>
      <text:p text:style-name="P78"><text:span text:style-name="T34">початок</text:span> findAverage(arr)</text:p>
      <text:p text:style-name="P78"><text:s text:c="4"/>total = 0</text:p>
      <text:p text:style-name="P78"><text:s text:c="4"/>amount = 0</text:p>
      <text:p text:style-name="P78"><text:span text:style-name="T13"><text:s text:c="4"/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:</text:span></text:p>
      <text:p text:style-name="P78"><text:span text:style-name="T13"><text:s text:c="8"/></text:span><text:span text:style-name="T72">Деталізуемо </text:span><text:span text:style-name="T75">перевірку елемента з 55 та додання його у потрібні змінні</text:span></text:p>
      <text:p text:style-name="P78"><text:s text:c="4"/><text:span text:style-name="T13">все повторювати</text:span></text:p>
      <text:p text:style-name="P78"><text:s text:c="4"/><text:span text:style-name="T94">Розрахунок і повернення середнього значення</text:span></text:p>
      <text:p text:style-name="P71">кінець</text:p>
      <text:p text:style-name="P71"><text:span text:style-name="T82"/></text:p>
      <text:p text:style-name="P71"><text:span text:style-name="T82"/></text:p>
      <text:p text:style-name="P87"><text:span text:style-name="T93"/></text:p>
      <text:p text:style-name="P72"/>
      <text:p text:style-name="P73"><text:span text:style-name="T85">крок </text:span><text:span text:style-name="T91">8</text:span></text:p>
      <text:p text:style-name="P90">початок</text:p>
      <text:p text:style-name="P77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77"><text:s text:c="4"/>initArrays(arrayA, arrayB)</text:p>
      <text:p text:style-name="P77"><text:s text:c="4"/>fillArrayC(arrayA, arrayB, arrayC)</text:p>
      <text:p text:style-name="P77"><text:s text:c="4"/>avrg := findAverage(arrayC)</text:p>
      <text:p text:style-name="P77"><text:s text:c="4"/><text:span text:style-name="T87">Виведення </text:span>arrayA, arrayB, arrayC <text:span text:style-name="T87">та <text:s/>avrg</text:span></text:p>
      <text:p text:style-name="P67">кінець</text:p>
      <text:p text:style-name="P77"/>
      <text:p text:style-name="P77"><text:span text:style-name="T34">початок</text:span> initArrays(arrayA, arrayB)</text:p>
      <text:p text:style-name="P77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77"><text:s text:c="8"/>arrayA[i] := 45 + 2 * i</text:p>
      <text:p text:style-name="P77"><text:s text:c="8"/>arrayB[i] := 61 - 2 * i</text:p>
      <text:p text:style-name="P77"><text:s text:c="4"/><text:span text:style-name="T13">все повторювати</text:span></text:p>
      <text:p text:style-name="P67">кінець</text:p>
      <text:p text:style-name="P77"/>
      <text:p text:style-name="P77"><text:span text:style-name="T34">початок</text:span> fillArrayC(arrayA, arrayB, arrayC)</text:p>
      <text:p text:style-name="P77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77"><text:s text:c="8"/>arrayC[i] := 0</text:p>
      <text:p text:style-name="P77"><text:s text:c="8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 </text:span><text:span text:style-name="T13">та поки</text:span> arrayC[i] = 0:</text:p>
      <text:p text:style-name="P77"><text:s text:c="12"/><text:span text:style-name="T13">якщо</text:span><text:span text:style-name="T87"> </text:span>arrayA[i] = arrayB[j]</text:p>
      <text:p text:style-name="P77"><text:s text:c="12"/><text:span text:style-name="T13">то</text:span></text:p>
      <text:p text:style-name="P77"><text:s text:c="16"/>arrayC[i] := arrayA[i]</text:p>
      <text:p text:style-name="P77"><text:s text:c="12"/><text:span text:style-name="T13">все якщо</text:span></text:p>
      <text:p text:style-name="P77"><text:s text:c="8"/><text:span text:style-name="T13">все повторювати</text:span></text:p>
      <text:p text:style-name="P77"><text:s text:c="4"/><text:span text:style-name="T13">все повторювати</text:span></text:p>
      <text:p text:style-name="P67">кінець</text:p>
      <text:p text:style-name="P77"/>
      <text:p text:style-name="P77"><text:span text:style-name="T34">початок</text:span> findAverage(arr)</text:p>
      <text:p text:style-name="P77"><text:s text:c="4"/>total = 0</text:p>
      <text:p text:style-name="P77"><text:s text:c="4"/>amount = 0</text:p>
      <text:p text:style-name="P77"><text:span text:style-name="T13"><text:s text:c="4"/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:</text:span></text:p>
      <text:p text:style-name="P77"><text:span text:style-name="T13"><text:s text:c="8"/>якщо</text:span><text:span text:style-name="T87"> </text:span><text:span text:style-name="T88">в ціле(</text:span>arr[i]<text:span text:style-name="T88">)</text:span> &gt; <text:span text:style-name="T88">55</text:span></text:p>
      <text:p text:style-name="P77"><text:s text:c="8"/><text:span text:style-name="T13">то</text:span></text:p>
      <text:p text:style-name="P77"><text:s text:c="12"/>total := <text:span text:style-name="T88">total + в дійсне</text:span>(arr[i])</text:p>
      <text:p text:style-name="P76"><text:span text:style-name="T87"><text:s text:c="12"/>amount :</text:span><text:span text:style-name="T88">= amount </text:span><text:span text:style-name="T87">+ </text:span><text:span text:style-name="T88">1</text:span></text:p>
      <text:p text:style-name="P77"><text:s text:c="8"/><text:span text:style-name="T13">все якщо</text:span></text:p>
      <text:p text:style-name="P77"><text:s text:c="4"/><text:span text:style-name="T13">все повторювати</text:span></text:p>
      <text:p text:style-name="P78"><text:s text:c="4"/><text:span text:style-name="T41">Розрахунок і повернення середнього значення</text:span></text:p>
      <text:p text:style-name="P70">кінець</text:p>
      <text:p text:style-name="P87"><text:span text:style-name="T40"/></text:p>
      <text:p text:style-name="P87"><text:span text:style-name="T40"/></text:p>
      <text:p text:style-name="P87"><text:span text:style-name="T40"/></text:p>
      <text:p text:style-name="P87"/>
      <text:p text:style-name="P88"><text:span text:style-name="T85">крок </text:span><text:span text:style-name="T91">9</text:span></text:p>
      <text:p text:style-name="P21">початок</text:p>
      <text:p text:style-name="P38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41"><text:s text:c="4"/>initArrays(arrayA, arrayB)</text:p>
      <text:p text:style-name="P41"><text:s text:c="4"/>fillArrayC(arrayA, arrayB, arrayC)</text:p>
      <text:p text:style-name="P41"><text:s text:c="4"/>avrg := findAverage(arrayC)</text:p>
      <text:p text:style-name="P41"><text:s text:c="4"/><text:span text:style-name="T87">Виведення </text:span>arrayA, arrayB, arrayC <text:span text:style-name="T87">та <text:s/>avrg</text:span></text:p>
      <text:p text:style-name="P64">кінець</text:p>
      <text:p text:style-name="P38"/>
      <text:p text:style-name="P41"><text:span text:style-name="T34">початок</text:span> initArrays(arrayA, arrayB)</text:p>
      <text:p text:style-name="P38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38"><text:s text:c="8"/>arrayA[i] := 45 + 2 * i</text:p>
      <text:p text:style-name="P38"><text:s text:c="8"/>arrayB[i] := 61 - 2 * i</text:p>
      <text:p text:style-name="P38"><text:s text:c="4"/><text:span text:style-name="T13">все повторювати</text:span></text:p>
      <text:p text:style-name="P65">кінець</text:p>
      <text:p text:style-name="P38"/>
      <text:p text:style-name="P41"><text:span text:style-name="T34">початок</text:span> fillArrayC(arrayA, arrayB, arrayC)</text:p>
      <text:p text:style-name="P41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38"><text:s text:c="8"/>arrayC[i] := 0</text:p>
      <text:p text:style-name="P41"><text:s text:c="8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 </text:span><text:span text:style-name="T13">та поки</text:span> arrayC[i] = 0:</text:p>
      <text:p text:style-name="P41"><text:s text:c="12"/><text:span text:style-name="T13">якщо</text:span><text:span text:style-name="T87"> </text:span>arrayA[i] = arrayB[j]</text:p>
      <text:p text:style-name="P41"><text:s text:c="12"/><text:span text:style-name="T13">то</text:span></text:p>
      <text:p text:style-name="P41"><text:s text:c="16"/>arrayC[i] := arrayA[i]</text:p>
      <text:p text:style-name="P41"><text:s text:c="12"/><text:span text:style-name="T13">все якщо</text:span></text:p>
      <text:p text:style-name="P41"><text:s text:c="8"/><text:span text:style-name="T13">все повторювати</text:span></text:p>
      <text:p text:style-name="P41"><text:s text:c="4"/><text:span text:style-name="T13">все повторювати</text:span></text:p>
      <text:p text:style-name="P65">кінець</text:p>
      <text:p text:style-name="P38"/>
      <text:p text:style-name="P41"><text:span text:style-name="T34">початок</text:span> findAverage(arr)</text:p>
      <text:p text:style-name="P38"><text:s text:c="4"/>total = 0</text:p>
      <text:p text:style-name="P38"><text:s text:c="4"/>amount = 0</text:p>
      <text:p text:style-name="P42"><text:span text:style-name="T13"><text:s text:c="4"/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:</text:span></text:p>
      <text:p text:style-name="P42"><text:span text:style-name="T13"><text:s text:c="8"/>якщо</text:span><text:span text:style-name="T87"> </text:span><text:span text:style-name="T88">в ціле(</text:span>arr[i]<text:span text:style-name="T88">)</text:span> &gt; <text:span text:style-name="T88">55</text:span></text:p>
      <text:p text:style-name="P42"><text:s text:c="8"/><text:span text:style-name="T13">то</text:span></text:p>
      <text:p text:style-name="P42"><text:s text:c="12"/>total := <text:span text:style-name="T88">total + в дійсне</text:span>(arr[i])</text:p>
      <text:p text:style-name="P44"><text:span text:style-name="T87"><text:s text:c="12"/>amount :</text:span><text:span text:style-name="T88">= amount </text:span><text:span text:style-name="T87">+ </text:span><text:span text:style-name="T88">1</text:span></text:p>
      <text:p text:style-name="P42"><text:s text:c="8"/><text:span text:style-name="T13">все якщо</text:span></text:p>
      <text:p text:style-name="P42"><text:s text:c="4"/><text:span text:style-name="T13">все повторювати</text:span></text:p>
      <text:p text:style-name="P38"><text:s text:c="4"/><text:span text:style-name="T14">повернути</text:span> total / amount</text:p>
      <text:p text:style-name="P65">кінець</text:p>
      <text:p text:style-name="P37">Блок схема</text:p>
      <text:p text:style-name="P30"><draw:g text:anchor-type="paragraph" draw:z-index="4" draw:name="Групповой объект 1" draw:style-name="gr1"><draw:custom-shape draw:name="Start-End_ 6" draw:style-name="gr2" draw:text-style-name="P93" xml:id="id1" draw:id="id1" svg:width="5.001cm" svg:height="0.999cm" svg:x="0.402cm" svg:y="0.386cm"><text:p text:style-name="P92"><text:span text:style-name="T97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7" draw:style-name="gr3" draw:text-style-name="P93" xml:id="id6" draw:id="id6" svg:width="5.001cm" svg:height="1.006cm" svg:x="0.402cm" svg:y="7.884cm"><text:p text:style-name="P92"><text:span text:style-name="T97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4" draw:style-name="gr4" draw:text-style-name="P93" xml:id="id5" draw:id="id5" svg:width="6cm" svg:height="1.004cm" svg:x="-0.097cm" svg:y="6.381cm"><text:p text:style-name="P92"><text:span text:style-name="T97">Виведення arrayA,</text:span></text:p><text:p text:style-name="P92"><text:span text:style-name="T97">arrayB, arrayC, avrg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" draw:style-name="gr5" draw:text-style-name="P93" xml:id="id2" draw:id="id2" svg:width="6.501cm" svg:height="1.004cm" svg:x="-0.348cm" svg:y="1.885cm"><text:p text:style-name="P92"><text:span text:style-name="T97">initArrays(arrayA, arrayB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" draw:style-name="gr6" draw:text-style-name="P93" xml:id="id3" draw:id="id3" svg:width="6.501cm" svg:height="1.004cm" svg:x="-0.348cm" svg:y="3.385cm"><text:p text:style-name="P92"><text:span text:style-name="T97">fillArrayC(arrayA, arrayB, 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6" draw:style-name="gr7" draw:text-style-name="P93" xml:id="id4" draw:id="id4" svg:width="6.501cm" svg:height="1.006cm" svg:x="-0.348cm" svg:y="4.88cm"><text:p text:style-name="P92"><text:span text:style-name="T97">avrg := findAverage(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" draw:style-name="gr8" draw:text-style-name="P94" svg:x1="2.903cm" svg:y1="1.384cm" svg:x2="2.903cm" svg:y2="1.885cm" draw:start-shape="id1" draw:start-glue-point="6" draw:end-shape="id2" draw:end-glue-point="4" svg:d="M2903 1384v501" svg:viewBox="0 0 2 503"><text:p/></draw:connector><draw:connector draw:name="Connector 2" draw:style-name="gr9" draw:text-style-name="P94" svg:x1="2.903cm" svg:y1="2.889cm" svg:x2="2.903cm" svg:y2="3.385cm" draw:start-shape="id2" draw:start-glue-point="6" draw:end-shape="id3" draw:end-glue-point="4" svg:d="M2903 2889v496" svg:viewBox="0 0 2 497"><text:p/></draw:connector><draw:connector draw:name="Connector 3" draw:style-name="gr10" draw:text-style-name="P94" svg:x1="2.903cm" svg:y1="4.388cm" svg:x2="2.903cm" svg:y2="4.88cm" draw:start-shape="id3" draw:start-glue-point="6" draw:end-shape="id4" draw:end-glue-point="4" svg:d="M2903 4388v492" svg:viewBox="0 0 2 494"><text:p/></draw:connector><draw:connector draw:name="Connector 4" draw:style-name="gr11" draw:text-style-name="P94" svg:x1="2.903cm" svg:y1="5.886cm" svg:x2="2.903cm" svg:y2="6.382cm" draw:start-shape="id4" draw:start-glue-point="6" draw:end-shape="id5" draw:end-glue-point="5" svg:d="M2903 5886v496" svg:viewBox="0 0 2 497"><text:p/></draw:connector><draw:connector draw:name="Connector 5" draw:style-name="gr12" draw:text-style-name="P94" svg:x1="2.903cm" svg:y1="7.385cm" svg:x2="2.903cm" svg:y2="7.885cm" draw:start-shape="id5" draw:start-glue-point="8" draw:end-shape="id6" draw:end-glue-point="4" svg:d="M2903 7385v500" svg:viewBox="0 0 2 501"><text:p/></draw:connector><draw:custom-shape draw:name="Subprocess 1" draw:style-name="gr13" draw:text-style-name="P93" xml:id="id31" draw:id="id31" svg:width="7cm" svg:height="1.001cm" svg:x="-0.348cm" svg:y="10.389cm"><text:p text:style-name="P92"><text:span text:style-name="T97">findAverage(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" draw:style-name="gr14" draw:text-style-name="P93" xml:id="id10" draw:id="id10" svg:width="5cm" svg:height="2.001cm" svg:x="0.652cm" svg:y="14.889cm"><text:p text:style-name="P92"><text:span text:style-name="T97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16" draw:style-name="gr15" draw:text-style-name="P96" xml:id="id7" draw:id="id7" svg:width="4.001cm" svg:height="1.006cm" svg:x="1.152cm" svg:y="11.895cm"><text:p text:style-name="P95"><text:span text:style-name="T97">total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16" draw:text-style-name="P98" svg:width="0.75cm" svg:height="0.964cm" svg:x="3.152cm" svg:y="16.638cm"><draw:text-box><text:p text:style-name="P97"><text:span text:style-name="T98">+</text:span></text:p></draw:text-box></draw:frame><draw:frame draw:style-name="gr17" draw:text-style-name="P98" svg:width="0.75cm" svg:height="0.962cm" svg:x="5.403cm" svg:y="15.178cm"><draw:text-box><text:p text:style-name="P97"><text:span text:style-name="T98">-</text:span></text:p></draw:text-box></draw:frame><draw:connector draw:name="Connector_ 3" draw:style-name="gr18" draw:text-style-name="P94" svg:x1="3.152cm" svg:y1="12.901cm" svg:x2="3.15cm" svg:y2="13.386cm" draw:start-shape="id7" draw:start-glue-point="6" draw:end-shape="id8" draw:end-glue-point="4" svg:d="M3152 12901v244h-2v241" svg:viewBox="0 0 4 487"><text:p/></draw:connector><draw:custom-shape draw:name="Process_ 23" draw:style-name="gr19" draw:text-style-name="P96" xml:id="id8" draw:id="id8" svg:width="4.001cm" svg:height="1.004cm" svg:x="1.15cm" svg:y="13.386cm"><text:p text:style-name="P95"><text:span text:style-name="T97">amount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2" draw:style-name="gr20" draw:text-style-name="P94" svg:x1="-1.847cm" svg:y1="15.889cm" svg:x2="0.653cm" svg:y2="15.889cm" draw:start-shape="id9" draw:start-glue-point="0" draw:end-shape="id10" draw:end-glue-point="5" svg:d="M-1847 15889h2500" svg:viewBox="0 0 2501 2"><text:p/></draw:connector><draw:line draw:style-name="gr21" draw:text-style-name="P99" svg:x1="3.152cm" svg:y1="16.889cm" svg:x2="3.152cm" svg:y2="17.389cm"><text:p/></draw:line><draw:line draw:style-name="gr22" draw:text-style-name="P99" svg:x1="-1.848cm" svg:y1="22.635cm" svg:x2="3.152cm" svg:y2="22.635cm"><text:p/></draw:line><draw:line draw:style-name="gr23" draw:text-style-name="P99" xml:id="id9" draw:id="id9" svg:x1="-1.848cm" svg:y1="15.889cm" svg:x2="-1.848cm" svg:y2="22.639cm"><text:p/></draw:line><draw:line draw:style-name="gr24" draw:text-style-name="P99" svg:x1="6.651cm" svg:y1="15.882cm" svg:x2="6.651cm" svg:y2="23.139cm"><text:p/></draw:line><draw:line draw:style-name="gr25" draw:text-style-name="P99" xml:id="id11" draw:id="id11" svg:x1="3.153cm" svg:y1="23.135cm" svg:x2="6.653cm" svg:y2="23.135cm"><text:p/></draw:line><draw:line draw:style-name="gr26" draw:text-style-name="P99" svg:x1="6.651cm" svg:y1="15.882cm" svg:x2="5.651cm" svg:y2="15.882cm"><text:p/></draw:line><draw:custom-shape draw:name="Start-End_ 1" draw:style-name="gr27" draw:text-style-name="P93" xml:id="id12" draw:id="id12" svg:width="5.001cm" svg:height="1.004cm" svg:x="0.652cm" svg:y="23.636cm"><text:p text:style-name="P92"><text:span text:style-name="T97">Поверння total / amount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3" draw:style-name="gr28" draw:text-style-name="P94" svg:x1="3.154cm" svg:y1="23.135cm" svg:x2="3.154cm" svg:y2="23.636cm" draw:start-shape="id11" draw:start-glue-point="3" draw:end-shape="id12" draw:end-glue-point="4" svg:d="M3154 23135v501" svg:viewBox="0 0 2 503"><text:p/></draw:connector><draw:custom-shape draw:name="Subprocess 2" draw:style-name="gr29" draw:text-style-name="P93" xml:id="id15" draw:id="id15" svg:width="9.002cm" svg:height="1.001cm" svg:x="7.652cm" svg:y="0.39cm"><text:p text:style-name="P92"><text:span text:style-name="T97">fillArrayC(arrayA, arrayB, 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0" draw:style-name="gr30" draw:text-style-name="P93" xml:id="id13" draw:id="id13" svg:width="5.001cm" svg:height="2.001cm" svg:x="9.652cm" svg:y="1.896cm"><text:p text:style-name="P92"><text:span text:style-name="T97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2" draw:style-name="gr31" draw:text-style-name="P96" xml:id="id14" draw:id="id14" svg:width="4.001cm" svg:height="1.006cm" svg:x="10.153cm" svg:y="4.395cm"><text:p text:style-name="P95"><text:span text:style-name="T97">arrayC[i]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4" draw:style-name="gr32" draw:text-style-name="P94" svg:x1="12.153cm" svg:y1="3.896cm" svg:x2="12.153cm" svg:y2="4.396cm" draw:start-shape="id13" draw:start-glue-point="6" draw:end-shape="id14" draw:end-glue-point="4" svg:d="M12153 3896v500" svg:viewBox="0 0 2 501"><text:p/></draw:connector><draw:frame draw:style-name="gr33" draw:text-style-name="P98" svg:width="0.75cm" svg:height="0.964cm" svg:x="12.153cm" svg:y="3.646cm"><draw:text-box><text:p text:style-name="P97"><text:span text:style-name="T98">+</text:span></text:p></draw:text-box></draw:frame><draw:frame draw:style-name="gr34" draw:text-style-name="P98" svg:width="0.75cm" svg:height="0.964cm" svg:x="14.402cm" svg:y="2.183cm"><draw:text-box><text:p text:style-name="P97"><text:span text:style-name="T98">-</text:span></text:p></draw:text-box></draw:frame><draw:custom-shape draw:name="Process_ 24" draw:style-name="gr35" draw:text-style-name="P96" xml:id="id20" draw:id="id20" svg:width="3.751cm" svg:height="1.004cm" svg:x="7.652cm" svg:y="10.389cm"><text:p text:style-name="P95"><text:span text:style-name="T97">arrayC[i] = arrayA[i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4" draw:style-name="gr36" draw:text-style-name="P94" svg:x1="12.151cm" svg:y1="1.39cm" svg:x2="12.153cm" svg:y2="1.896cm" draw:start-shape="id15" draw:start-glue-point="2" draw:end-shape="id13" draw:end-glue-point="4" svg:d="M12151 1390v254h2v252" svg:viewBox="0 0 4 508"><text:p/></draw:connector><draw:connector draw:name="Connector-Standard 5" draw:style-name="gr37" draw:text-style-name="P94" svg:x1="7.152cm" svg:y1="2.889cm" svg:x2="9.651cm" svg:y2="2.896cm" draw:start-shape="id16" draw:start-glue-point="0" draw:end-shape="id13" draw:end-glue-point="5" svg:d="M7152 2889h1248v7h1251" svg:viewBox="0 0 2501 9"><text:p/></draw:connector><draw:line draw:style-name="gr38" draw:text-style-name="P99" svg:x1="15.152cm" svg:y1="9.389cm" svg:x2="15.152cm" svg:y2="11.889cm"><text:p/></draw:line><draw:line draw:style-name="gr39" draw:text-style-name="P99" xml:id="id16" draw:id="id16" svg:x1="7.151cm" svg:y1="2.889cm" svg:x2="7.151cm" svg:y2="13.389cm"><text:p/></draw:line><draw:line draw:style-name="gr40" draw:text-style-name="P99" svg:x1="16.652cm" svg:y1="2.889cm" svg:x2="16.652cm" svg:y2="13.889cm"><text:p/></draw:line><draw:line draw:style-name="gr41" draw:text-style-name="P99" svg:x1="16.651cm" svg:y1="2.889cm" svg:x2="14.651cm" svg:y2="2.889cm"><text:p/></draw:line><draw:custom-shape draw:name="Start-End_ 16" draw:style-name="gr42" draw:text-style-name="P93" xml:id="id17" draw:id="id17" svg:width="5.001cm" svg:height="1.004cm" svg:x="9.652cm" svg:y="14.386cm"><text:p text:style-name="P92"><text:span text:style-name="T97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6" draw:style-name="gr43" draw:text-style-name="P94" svg:x1="12.153cm" svg:y1="13.887cm" svg:x2="12.153cm" svg:y2="14.386cm" draw:end-shape="id17" draw:end-glue-point="4" svg:d="M12153 13887v499" svg:viewBox="0 0 2 501"><text:p/></draw:connector><draw:custom-shape draw:name="Decision_ 12" draw:style-name="gr44" draw:text-style-name="P93" xml:id="id18" draw:id="id18" svg:width="5.001cm" svg:height="2.001cm" svg:x="9.652cm" svg:y="5.889cm"><text:p text:style-name="P92"><text:span text:style-name="T97">j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_ 5" draw:style-name="gr45" draw:text-style-name="P94" svg:x1="12.153cm" svg:y1="7.89cm" svg:x2="12.153cm" svg:y2="8.389cm" draw:start-shape="id18" draw:start-glue-point="6" svg:d="M12153 7890v499" svg:viewBox="0 0 2 501"><text:p/></draw:connector><draw:frame draw:style-name="gr46" draw:text-style-name="P98" svg:width="0.75cm" svg:height="0.962cm" svg:x="12.153cm" svg:y="7.639cm"><draw:text-box><text:p text:style-name="P97"><text:span text:style-name="T98">+</text:span></text:p></draw:text-box></draw:frame><draw:frame draw:style-name="gr47" draw:text-style-name="P98" svg:width="0.75cm" svg:height="0.964cm" svg:x="14.402cm" svg:y="6.177cm"><draw:text-box><text:p text:style-name="P97"><text:span text:style-name="T98">-</text:span></text:p></draw:text-box></draw:frame><draw:connector draw:name="Connector-Standard 7" draw:style-name="gr48" draw:text-style-name="P94" svg:x1="12.153cm" svg:y1="5.401cm" svg:x2="12.153cm" svg:y2="5.89cm" draw:start-shape="id14" draw:start-glue-point="6" draw:end-shape="id18" draw:end-glue-point="4" svg:d="M12153 5401v489" svg:viewBox="0 0 2 490"><text:p/></draw:connector><draw:custom-shape draw:name="Decision_ 13" draw:style-name="gr49" draw:text-style-name="P93" xml:id="id19" draw:id="id19" svg:width="5.001cm" svg:height="2.001cm" svg:x="9.652cm" svg:y="8.428cm"><text:p text:style-name="P92"><text:span text:style-name="T97">arrayA[i] = arrayB[j]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50" draw:text-style-name="P98" svg:width="0.752cm" svg:height="0.962cm" svg:x="9.401cm" svg:y="8.639cm"><draw:text-box><text:p text:style-name="P97"><text:span text:style-name="T98">+</text:span></text:p></draw:text-box></draw:frame><draw:frame draw:style-name="gr51" draw:text-style-name="P98" svg:width="0.75cm" svg:height="0.962cm" svg:x="14.402cm" svg:y="8.715cm"><draw:text-box><text:p text:style-name="P97"><text:span text:style-name="T98">-</text:span></text:p></draw:text-box></draw:frame><draw:connector draw:name="Connector 6" draw:style-name="gr52" draw:text-style-name="P94" svg:x1="9.652cm" svg:y1="9.428cm" svg:x2="9.527cm" svg:y2="10.389cm" draw:start-shape="id19" draw:start-glue-point="5" draw:end-shape="id20" draw:end-glue-point="4" svg:d="M9652 9428h-125v961" svg:viewBox="0 0 127 963"><text:p/></draw:connector><draw:line draw:style-name="gr53" draw:text-style-name="P99" svg:x1="15.151cm" svg:y1="9.389cm" svg:x2="14.651cm" svg:y2="9.389cm"><text:p/></draw:line><draw:line draw:style-name="gr54" draw:text-style-name="P99" svg:x1="9.652cm" svg:y1="11.888cm" svg:x2="15.152cm" svg:y2="11.888cm"><text:p/></draw:line><draw:line draw:style-name="gr55" draw:text-style-name="P99" svg:x1="9.652cm" svg:y1="11.389cm" svg:x2="9.652cm" svg:y2="11.889cm"><text:p/></draw:line><draw:line draw:style-name="gr56" draw:text-style-name="P99" svg:x1="12.152cm" svg:y1="11.888cm" svg:x2="12.152cm" svg:y2="12.388cm"><text:p/></draw:line><draw:line draw:style-name="gr57" draw:text-style-name="P99" svg:x1="12.152cm" svg:y1="12.388cm" svg:x2="7.402cm" svg:y2="12.388cm"><text:p/></draw:line><draw:line draw:style-name="gr58" draw:text-style-name="P99" xml:id="id21" draw:id="id21" svg:x1="7.402cm" svg:y1="6.888cm" svg:x2="7.402cm" svg:y2="12.388cm"><text:p/></draw:line><draw:connector draw:name="Connector 7" draw:style-name="gr59" draw:text-style-name="P94" svg:x1="7.403cm" svg:y1="6.889cm" svg:x2="9.652cm" svg:y2="6.889cm" draw:start-shape="id21" draw:start-glue-point="0" draw:end-shape="id18" draw:end-glue-point="5" svg:d="M7403 6889h2249" svg:viewBox="0 0 2251 2"><text:p/></draw:connector><draw:line draw:style-name="gr60" draw:text-style-name="P99" svg:x1="15.651cm" svg:y1="6.888cm" svg:x2="14.651cm" svg:y2="6.888cm"><text:p/></draw:line><draw:line draw:style-name="gr61" draw:text-style-name="P99" svg:x1="15.652cm" svg:y1="6.888cm" svg:x2="15.652cm" svg:y2="12.888cm"><text:p/></draw:line><draw:line draw:style-name="gr62" draw:text-style-name="P99" svg:x1="12.152cm" svg:y1="12.888cm" svg:x2="15.652cm" svg:y2="12.888cm"><text:p/></draw:line><draw:line draw:style-name="gr63" draw:text-style-name="P99" svg:x1="12.152cm" svg:y1="12.888cm" svg:x2="12.152cm" svg:y2="13.388cm"><text:p/></draw:line><draw:line draw:style-name="gr64" draw:text-style-name="P99" svg:x1="12.151cm" svg:y1="13.388cm" svg:x2="7.151cm" svg:y2="13.388cm"><text:p/></draw:line><draw:line draw:style-name="gr65" draw:text-style-name="P99" svg:x1="12.152cm" svg:y1="13.889cm" svg:x2="16.652cm" svg:y2="13.889cm"><text:p/></draw:line><draw:custom-shape draw:name="Subprocess 3" draw:style-name="gr66" draw:text-style-name="P93" xml:id="id25" draw:id="id25" svg:width="7cm" svg:height="1.001cm" svg:x="8.902cm" svg:y="16.384cm"><text:p text:style-name="P92"><text:span text:style-name="T97">initArrays(arrayA, arrayB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4" draw:style-name="gr67" draw:text-style-name="P93" xml:id="id22" draw:id="id22" svg:width="5.001cm" svg:height="2.001cm" svg:x="9.902cm" svg:y="17.893cm"><text:p text:style-name="P92"><text:span text:style-name="T97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5" draw:style-name="gr68" draw:text-style-name="P96" xml:id="id23" draw:id="id23" svg:width="4.003cm" svg:height="1.004cm" svg:x="10.401cm" svg:y="20.392cm"><text:p text:style-name="P95"><text:span text:style-name="T97">arrayA[i] = 45 +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6" draw:style-name="gr69" draw:text-style-name="P94" svg:x1="12.403cm" svg:y1="19.893cm" svg:x2="12.403cm" svg:y2="20.392cm" draw:start-shape="id22" draw:start-glue-point="6" draw:end-shape="id23" draw:end-glue-point="4" svg:d="M12403 19893v499" svg:viewBox="0 0 2 501"><text:p/></draw:connector><draw:frame draw:style-name="gr70" draw:text-style-name="P98" svg:width="0.75cm" svg:height="0.962cm" svg:x="12.402cm" svg:y="19.642cm"><draw:text-box><text:p text:style-name="P97"><text:span text:style-name="T98">+</text:span></text:p></draw:text-box></draw:frame><draw:frame draw:style-name="gr71" draw:text-style-name="P98" svg:width="0.75cm" svg:height="0.962cm" svg:x="14.652cm" svg:y="18.18cm"><draw:text-box><text:p text:style-name="P97"><text:span text:style-name="T98">-</text:span></text:p></draw:text-box></draw:frame><draw:connector draw:name="Connector_ 8" draw:style-name="gr72" draw:text-style-name="P94" svg:x1="12.404cm" svg:y1="21.396cm" svg:x2="12.402cm" svg:y2="21.881cm" draw:start-shape="id23" draw:start-glue-point="6" draw:end-shape="id24" draw:end-glue-point="4" svg:d="M12404 21396v242h-2v243" svg:viewBox="0 0 4 487"><text:p/></draw:connector><draw:custom-shape draw:name="Process_ 26" draw:style-name="gr73" draw:text-style-name="P96" xml:id="id24" draw:id="id24" svg:width="4.001cm" svg:height="1.004cm" svg:x="10.401cm" svg:y="21.881cm"><text:p text:style-name="P95"><text:span text:style-name="T97">arrayB[i] = 61 -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8" draw:style-name="gr74" draw:text-style-name="P94" svg:x1="12.402cm" svg:y1="17.385cm" svg:x2="12.404cm" svg:y2="17.893cm" draw:start-shape="id25" draw:start-glue-point="2" draw:end-shape="id22" draw:end-glue-point="4" svg:d="M12402 17385v254h2v254" svg:viewBox="0 0 4 510"><text:p/></draw:connector><draw:connector draw:name="Connector-Standard 9" draw:style-name="gr75" draw:text-style-name="P94" svg:x1="8.902cm" svg:y1="18.886cm" svg:x2="9.902cm" svg:y2="18.893cm" draw:start-shape="id26" draw:start-glue-point="0" draw:end-shape="id22" draw:end-glue-point="5" svg:d="M8902 18886h500v7h500" svg:viewBox="0 0 1002 9"><text:p/></draw:connector><draw:line draw:style-name="gr76" draw:text-style-name="P99" svg:x1="12.402cm" svg:y1="22.884cm" svg:x2="12.402cm" svg:y2="23.384cm"><text:p/></draw:line><draw:line draw:style-name="gr77" draw:text-style-name="P99" svg:x1="8.902cm" svg:y1="23.384cm" svg:x2="12.402cm" svg:y2="23.384cm"><text:p/></draw:line><draw:line draw:style-name="gr78" draw:text-style-name="P99" xml:id="id26" draw:id="id26" svg:x1="8.902cm" svg:y1="18.885cm" svg:x2="8.902cm" svg:y2="23.385cm"><text:p/></draw:line><draw:line draw:style-name="gr79" draw:text-style-name="P99" svg:x1="15.902cm" svg:y1="18.885cm" svg:x2="15.902cm" svg:y2="23.885cm"><text:p/></draw:line><draw:line draw:style-name="gr80" draw:text-style-name="P99" xml:id="id27" draw:id="id27" svg:x1="12.402cm" svg:y1="23.885cm" svg:x2="15.902cm" svg:y2="23.885cm"><text:p/></draw:line><draw:line draw:style-name="gr81" draw:text-style-name="P99" svg:x1="15.902cm" svg:y1="18.885cm" svg:x2="14.902cm" svg:y2="18.885cm"><text:p/></draw:line><draw:custom-shape draw:name="Start-End_ 17" draw:style-name="gr82" draw:text-style-name="P93" xml:id="id28" draw:id="id28" svg:width="5.003cm" svg:height="1.004cm" svg:x="9.901cm" svg:y="24.385cm"><text:p text:style-name="P92"><text:span text:style-name="T97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10" draw:style-name="gr83" draw:text-style-name="P94" svg:x1="12.402cm" svg:y1="23.885cm" svg:x2="12.402cm" svg:y2="24.386cm" draw:start-shape="id27" draw:start-glue-point="3" draw:end-shape="id28" draw:end-glue-point="4" svg:d="M12402 23885v501" svg:viewBox="0 0 2 503"><text:p/></draw:connector><draw:custom-shape draw:name="Process_ 4" draw:style-name="gr84" draw:text-style-name="P96" xml:id="id30" draw:id="id30" svg:width="3.751cm" svg:height="1.006cm" svg:x="-1.348cm" svg:y="19.134cm"><text:p text:style-name="P95"><text:span text:style-name="T97">total := total +</text:span></text:p><text:p text:style-name="P95"><text:span text:style-name="T97">arrayC[i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85" draw:text-style-name="P99" svg:x1="6.152cm" svg:y1="18.393cm" svg:x2="6.152cm" svg:y2="22.139cm"><text:p/></draw:line><draw:custom-shape draw:name="Decision_ 3" draw:style-name="gr86" draw:text-style-name="P93" xml:id="id29" draw:id="id29" svg:width="5cm" svg:height="2.001cm" svg:x="0.652cm" svg:y="17.43cm"><text:p text:style-name="P92"><text:span text:style-name="T97">arrayC[i] &gt; 55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87" draw:text-style-name="P98" svg:width="0.75cm" svg:height="0.962cm" svg:x="0.402cm" svg:y="17.644cm"><draw:text-box><text:p text:style-name="P97"><text:span text:style-name="T98">+</text:span></text:p></draw:text-box></draw:frame><draw:frame draw:style-name="gr88" draw:text-style-name="P98" svg:width="0.75cm" svg:height="0.962cm" svg:x="5.403cm" svg:y="17.72cm"><draw:text-box><text:p text:style-name="P97"><text:span text:style-name="T98">-</text:span></text:p></draw:text-box></draw:frame><draw:connector draw:name="Connector 8" draw:style-name="gr89" draw:text-style-name="P94" svg:x1="0.653cm" svg:y1="18.431cm" svg:x2="0.527cm" svg:y2="19.135cm" draw:start-shape="id29" draw:start-glue-point="5" draw:end-shape="id30" draw:end-glue-point="4" svg:d="M653 18431h-126v704" svg:viewBox="0 0 127 706"><text:p/></draw:connector><draw:line draw:style-name="gr90" draw:text-style-name="P99" svg:x1="6.151cm" svg:y1="18.393cm" svg:x2="5.651cm" svg:y2="18.393cm"><text:p/></draw:line><draw:line draw:style-name="gr91" draw:text-style-name="P99" svg:x1="0.651cm" svg:y1="22.138cm" svg:x2="6.151cm" svg:y2="22.138cm"><text:p/></draw:line><draw:line draw:style-name="gr92" draw:text-style-name="P99" svg:x1="0.651cm" svg:y1="21.639cm" svg:x2="0.651cm" svg:y2="22.139cm"><text:p/></draw:line><draw:line draw:style-name="gr93" draw:text-style-name="P99" svg:x1="3.152cm" svg:y1="22.138cm" svg:x2="3.152cm" svg:y2="22.638cm"><text:p/></draw:line><draw:connector draw:name="Connector 9" draw:style-name="gr94" draw:text-style-name="P94" svg:x1="3.152cm" svg:y1="11.389cm" svg:x2="3.152cm" svg:y2="11.896cm" draw:start-shape="id31" draw:start-glue-point="2" draw:end-shape="id7" draw:end-glue-point="4" svg:d="M3152 11389v507" svg:viewBox="0 0 2 508"><text:p/></draw:connector><draw:connector draw:name="Connector 10" draw:style-name="gr95" draw:text-style-name="P94" svg:x1="3.15cm" svg:y1="14.39cm" svg:x2="3.152cm" svg:y2="14.889cm" draw:start-shape="id8" draw:start-glue-point="6" draw:end-shape="id10" draw:end-glue-point="4" svg:d="M3150 14390v250h2v249" svg:viewBox="0 0 4 501"><text:p/></draw:connector><draw:custom-shape draw:name="Process_ 27" draw:style-name="gr96" draw:text-style-name="P96" xml:id="id32" draw:id="id32" svg:width="3.751cm" svg:height="1.004cm" svg:x="-1.348cm" svg:y="20.639cm"><text:p text:style-name="P95"><text:span text:style-name="T97">amount :=</text:span></text:p><text:p text:style-name="P95"><text:span text:style-name="T97">amount +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1" draw:style-name="gr97" draw:text-style-name="P94" svg:x1="0.527cm" svg:y1="20.14cm" svg:x2="0.527cm" svg:y2="20.639cm" draw:start-shape="id30" draw:start-glue-point="6" draw:end-shape="id32" draw:end-glue-point="4" svg:d="M527 20140v499" svg:viewBox="0 0 2 501"><text:p/></draw:connector></draw:g></text:p>
      <text:p text:style-name="P83"/>
      <text:p text:style-name="P31">Код програми:</text:p>
      <text:p text:style-name="P32"/>
      <text:p text:style-name="P32">C++:</text:p>
      <text:p text:style-name="P66">#include &lt;iostream&gt;</text:p>
      <text:p text:style-name="P66"/>
      <text:p text:style-name="P66">void initArrays(char[], char[]);</text:p>
      <text:p text:style-name="P66">void fillArrayC(char[], char[], char[]);</text:p>
      <text:p text:style-name="P66">void printArray(const char[], char[]);</text:p>
      <text:p text:style-name="P66">double findAverage(char[]);</text:p>
      <text:p text:style-name="P66"/>
      <text:p text:style-name="P66">int main() {</text:p>
      <text:p text:style-name="P66"><text:s text:c="4"/>char arrayA[10];</text:p>
      <text:p text:style-name="P66"><text:s text:c="4"/>char arrayB[10];</text:p>
      <text:p text:style-name="P66"><text:s text:c="4"/>char arrayC[10];</text:p>
      <text:p text:style-name="P66"><text:s text:c="4"/>initArrays(arrayA, arrayB);</text:p>
      <text:p text:style-name="P66"><text:s text:c="4"/>fillArrayC(arrayA, arrayB, arrayC);</text:p>
      <text:p text:style-name="P66"><text:s text:c="4"/>double avrg = findAverage(arrayC);</text:p>
      <text:p text:style-name="P66"><text:s text:c="4"/>printArray("ArrayA: ", arrayA);</text:p>
      <text:p text:style-name="P66"><text:s text:c="4"/>printArray("ArrayB: ", arrayB);</text:p>
      <text:p text:style-name="P66"><text:s text:c="4"/>printArray("ArrayC: ", arrayC);</text:p>
      <text:p text:style-name="P66"><text:s text:c="4"/>std::cout &lt;&lt; "Average of numbers &gt; 55 is " &lt;&lt; avrg &lt;&lt; "\n";</text:p>
      <text:p text:style-name="P66">}</text:p>
      <text:p text:style-name="P66"/>
      <text:p text:style-name="P66">void initArrays(char arrayA[], char arrayB[]) {</text:p>
      <text:p text:style-name="P66"><text:s text:c="4"/>for (int i = 0; i &lt; 10; i++) {</text:p>
      <text:p text:style-name="P66"><text:s text:c="8"/>arrayA[i] = 45 + 2 * i;</text:p>
      <text:p text:style-name="P66"><text:s text:c="8"/>arrayB[i] = 61 - 2 * i;</text:p>
      <text:p text:style-name="P66"><text:s text:c="4"/>}</text:p>
      <text:p text:style-name="P66">}</text:p>
      <text:p text:style-name="P66"/>
      <text:p text:style-name="P66">void fillArrayC(char arrayA[], char arrayB[], char arrayC[]) {</text:p>
      <text:p text:style-name="P66"><text:s text:c="4"/>for (int i = 0; i &lt; 10; i++) {</text:p>
      <text:p text:style-name="P66"><text:s text:c="8"/>arrayC[i] = 0;</text:p>
      <text:p text:style-name="P66"><text:s text:c="8"/>for (int j = 0; i &lt; 10 &amp;&amp; arrayC[i] == 0; j++) {</text:p>
      <text:p text:style-name="P66"><text:s text:c="12"/>if (arrayA[i] == arrayB[j]) arrayC[i] = arrayA[i];</text:p>
      <text:p text:style-name="P66"><text:s text:c="8"/>}</text:p>
      <text:p text:style-name="P66"><text:s text:c="4"/>}</text:p>
      <text:p text:style-name="P66">}</text:p>
      <text:p text:style-name="P66"/>
      <text:p text:style-name="P66">double findAverage(char arr[]) {</text:p>
      <text:p text:style-name="P66"><text:s text:c="4"/>double total = 0;</text:p>
      <text:p text:style-name="P66"><text:s text:c="4"/>double amount = 0;</text:p>
      <text:p text:style-name="P66"><text:s text:c="4"/>for (int i = 0; i &lt; 10; i++) {</text:p>
      <text:p text:style-name="P66"><text:s text:c="8"/>if (int(arr[i]) &gt; 55) {</text:p>
      <text:p text:style-name="P66"><text:s text:c="12"/>total += double(arr[i]);</text:p>
      <text:p text:style-name="P66"><text:s text:c="12"/>amount++;</text:p>
      <text:p text:style-name="P66"><text:s text:c="8"/>}</text:p>
      <text:p text:style-name="P66"><text:s text:c="4"/>}</text:p>
      <text:p text:style-name="P66"><text:s text:c="4"/>return total / amount;</text:p>
      <text:p text:style-name="P66">}</text:p>
      <text:p text:style-name="P66"/>
      <text:p text:style-name="P66">void printArray(const char msg[], char arr[]) {</text:p>
      <text:p text:style-name="P66"><text:s text:c="4"/>std::cout &lt;&lt; msg &lt;&lt; ": ";</text:p>
      <text:p text:style-name="P66"><text:s text:c="4"/>for (int i = 0; i &lt; 10; i++) {</text:p>
      <text:p text:style-name="P66"><text:s text:c="8"/>std::cout &lt;&lt; arr[i] &lt;&lt; " ";</text:p>
      <text:p text:style-name="P66"><text:s text:c="4"/>}</text:p>
      <text:p text:style-name="P66"><text:s text:c="4"/>std::cout &lt;&lt; "\n";</text:p>
      <text:p text:style-name="P66">}</text:p>
      <text:p text:style-name="P81"/>
      <text:p text:style-name="P82">Перевіримо правильність <text:span text:style-name="T96">програми запустивши її:</text:span></text:p>
      <text:p text:style-name="P81"/>
      <text:p text:style-name="P84">ArrayA: : - / 1 3 5 7 9 ; = ? </text:p>
      <text:p text:style-name="P84">ArrayB: : = ; 9 7 5 3 1 / - + </text:p>
      <text:p text:style-name="P84">ArrayC: : - / 1 3 5 7 9 ; = ? </text:p>
      <text:p text:style-name="P84">Average of numbers &gt; 55 is 60</text:p>
      <text:p text:style-name="P29"/>
      <text:p text:style-name="P36">Висновок:</text:p>
      <text:p text:style-name="P6"><text:span text:style-name="T21">На основі </text:span><text:span text:style-name="T22">цього</text:span><text:span text:style-name="T21"> алгоритм</text:span><text:span text:style-name="T23">у, що заповнює 2 масиви знаками, потім заповнює третій однаковими елементами з перших двох, потім знаходить середне арифметичне чисел більше за 55 і виводить результати, було досліджено методи послідовного пошуку у впорядкованих і невпорядкованих послідовностях та набуто практичних навичок їх використання під час складання програмних специфікаці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loext:num-list-format="%2%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3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 draw:style-name="Mdp1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2-20T00:15:25.706456136</dc:date>
    <meta:editing-cycles>17</meta:editing-cycles>
    <dc:title>Основи програмування – 1. Алгоритми та структури даних</dc:title>
    <meta:editing-duration>PT4H15M47S</meta:editing-duration>
    <meta:generator>LibreOffice/7.2.4.1$Linux_X86_64 LibreOffice_project/20$Build-1</meta:generator>
    <meta:document-statistic meta:table-count="1" meta:image-count="0" meta:object-count="0" meta:page-count="13" meta:paragraph-count="374" meta:word-count="1688" meta:character-count="11696" meta:non-whitespace-character-count="9134"/>
    <meta:template xlink:type="simple" xlink:actuate="onRequest" xlink:title="Normal" xlink:href=""/>
  </office:meta>
</office:document-meta>
</file>